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Helv" svg:font-family="Helv" style:font-family-generic="swiss"/>
    <style:font-face style:name="Helv1" svg:font-family="Helv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思源黑體" svg:font-family="思源黑體" style:font-family-generic="system" style:font-pitch="variable"/>
    <style:font-face style:name="新細明體" svg:font-family="新細明體"/>
    <style:font-face style:name="標楷體" svg:font-family="標楷體" style:font-family-generic="script"/>
    <style:font-face style:name="標楷體1" svg:font-family="標楷體"/>
  </office:font-face-decls>
  <office:automatic-styles>
    <style:style style:name="co1" style:family="table-column">
      <style:table-column-properties fo:break-before="auto" style:column-width="7.064cm"/>
    </style:style>
    <style:style style:name="co2" style:family="table-column">
      <style:table-column-properties fo:break-before="auto" style:column-width="3.651cm"/>
    </style:style>
    <style:style style:name="co3" style:family="table-column">
      <style:table-column-properties fo:break-before="auto" style:column-width="3.889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5.768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039cm" fo:break-before="auto" style:use-optimal-row-height="fals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9cm" fo:break-before="auto" style:use-optimal-row-height="false"/>
    </style:style>
    <style:style style:name="ro5" style:family="table-row">
      <style:table-row-properties style:row-height="1.376cm" fo:break-before="auto" style:use-optimal-row-height="false"/>
    </style:style>
    <style:style style:name="ro6" style:family="table-row">
      <style:table-row-properties style:row-height="1.565cm" fo:break-before="auto" style:use-optimal-row-height="false"/>
    </style:style>
    <style:style style:name="ro7" style:family="table-row">
      <style:table-row-properties style:row-height="1.586cm" fo:break-before="auto" style:use-optimal-row-height="false"/>
    </style:style>
    <style:style style:name="ro8" style:family="table-row">
      <style:table-row-properties style:row-height="1.741cm" fo:break-before="auto" style:use-optimal-row-height="false"/>
    </style:style>
    <style:style style:name="ro9" style:family="table-row">
      <style:table-row-properties style:row-height="1.85cm" fo:break-before="auto" style:use-optimal-row-height="false"/>
    </style:style>
    <style:style style:name="ro10" style:family="table-row">
      <style:table-row-properties style:row-height="2.006cm" fo:break-before="auto" style:use-optimal-row-height="false"/>
    </style:style>
    <style:style style:name="ro11" style:family="table-row">
      <style:table-row-properties style:row-height="1.984cm" fo:break-before="auto" style:use-optimal-row-height="false"/>
    </style:style>
    <style:style style:name="ro12" style:family="table-row">
      <style:table-row-properties style:row-height="2.037cm" fo:break-before="auto" style:use-optimal-row-height="false"/>
    </style:style>
    <style:style style:name="ro13" style:family="table-row">
      <style:table-row-properties style:row-height="1.535cm" fo:break-before="auto" style:use-optimal-row-height="false"/>
    </style:style>
    <style:style style:name="ro14" style:family="table-row">
      <style:table-row-properties style:row-height="1.873cm" fo:break-before="auto" style:use-optimal-row-height="false"/>
    </style:style>
    <style:style style:name="ro15" style:family="table-row">
      <style:table-row-properties style:row-height="1.453cm" fo:break-before="auto" style:use-optimal-row-height="false"/>
    </style:style>
    <style:style style:name="ro16" style:family="table-row">
      <style:table-row-properties style:row-height="2.619cm" fo:break-before="auto" style:use-optimal-row-height="false"/>
    </style:style>
    <style:style style:name="ro17" style:family="table-row">
      <style:table-row-properties style:row-height="1.667cm" fo:break-before="auto" style:use-optimal-row-height="false"/>
    </style:style>
    <style:style style:name="ro18" style:family="table-row">
      <style:table-row-properties style:row-height="1.762cm" fo:break-before="auto" style:use-optimal-row-height="false"/>
    </style:style>
    <style:style style:name="ro19" style:family="table-row">
      <style:table-row-properties style:row-height="1.829cm" fo:break-before="auto" style:use-optimal-row-height="false"/>
    </style:style>
    <style:style style:name="ro20" style:family="table-row">
      <style:table-row-properties style:row-height="1.697cm" fo:break-before="auto" style:use-optimal-row-height="false"/>
    </style:style>
    <style:style style:name="ro21" style:family="table-row">
      <style:table-row-properties style:row-height="1.852cm" fo:break-before="auto" style:use-optimal-row-height="false"/>
    </style:style>
    <style:style style:name="ro22" style:family="table-row">
      <style:table-row-properties style:row-height="1.674cm" fo:break-before="auto" style:use-optimal-row-height="false"/>
    </style:style>
    <style:style style:name="ro23" style:family="table-row">
      <style:table-row-properties style:row-height="2.071cm" fo:break-before="auto" style:use-optimal-row-height="false"/>
    </style:style>
    <style:style style:name="ro24" style:family="table-row">
      <style:table-row-properties style:row-height="1.323cm" fo:break-before="auto" style:use-optimal-row-height="false"/>
    </style:style>
    <style:style style:name="ro25" style:family="table-row">
      <style:table-row-properties style:row-height="1.746cm" fo:break-before="auto" style:use-optimal-row-height="false"/>
    </style:style>
    <style:style style:name="ro26" style:family="table-row">
      <style:table-row-properties style:row-height="1.958cm" fo:break-before="auto" style:use-optimal-row-height="false"/>
    </style:style>
    <style:style style:name="ro27" style:family="table-row">
      <style:table-row-properties style:row-height="1.217cm" fo:break-before="auto" style:use-optimal-row-height="false"/>
    </style:style>
    <style:style style:name="ro28" style:family="table-row">
      <style:table-row-properties style:row-height="1.799cm" fo:break-before="auto" style:use-optimal-row-height="false"/>
    </style:style>
    <style:style style:name="ro29" style:family="table-row">
      <style:table-row-properties style:row-height="1.64cm" fo:break-before="auto" style:use-optimal-row-height="false"/>
    </style:style>
    <style:style style:name="ro30" style:family="table-row">
      <style:table-row-properties style:row-height="1.588cm" fo:break-before="auto" style:use-optimal-row-height="false"/>
    </style:style>
    <style:style style:name="ro31" style:family="table-row">
      <style:table-row-properties style:row-height="1.349cm" fo:break-before="auto" style:use-optimal-row-height="false"/>
    </style:style>
    <style:style style:name="ro32" style:family="table-row">
      <style:table-row-properties style:row-height="1.879cm" fo:break-before="auto" style:use-optimal-row-height="false"/>
    </style:style>
    <style:style style:name="ro33" style:family="table-row">
      <style:table-row-properties style:row-height="0.794cm" fo:break-before="auto" style:use-optimal-row-height="false"/>
    </style:style>
    <style:style style:name="ro34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標楷體" fo:font-size="18pt" fo:font-weight="bold" style:font-name-asian="標楷體1" style:font-size-asian="18pt" style:font-weight-asian="bold" style:font-name-complex="標楷體1" style:font-size-complex="18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標楷體" fo:font-size="16pt" style:font-name-asian="標楷體1" style:font-size-asian="16pt" style:font-name-complex="標楷體1" style:font-size-complex="16pt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標楷體" fo:font-size="13pt" style:font-name-asian="標楷體1" style:font-size-asian="13pt" style:font-name-complex="標楷體1" style:font-size-complex="13pt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style:font-name="標楷體" style:font-name-asian="標楷體1" style:font-name-complex="標楷體1"/>
    </style:style>
    <style:style style:name="ce5" style:family="table-cell" style:parent-style-name="千分位" style:data-style-name="N144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標楷體" style:font-name-asian="標楷體1" style:font-name-complex="標楷體1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標楷體" fo:font-size="14pt" style:font-name-asian="標楷體1" style:font-size-asian="14pt" style:font-name-complex="標楷體1" style:font-size-complex="14pt"/>
    </style:style>
    <style:style style:name="ce16" style:family="table-cell" style:parent-style-name="Default" style:data-style-name="N0">
      <style:table-cell-properties fo:wrap-option="wrap" style:vertical-align="middle"/>
      <style:text-properties fo:color="#000000" style:font-name="標楷體" style:font-name-asian="標楷體1" style:font-name-complex="標楷體1"/>
    </style:style>
    <style:style style:name="ce8" style:family="table-cell" style:parent-style-name="Default" style:data-style-name="N0">
      <style:table-cell-properties style:vertical-align="middle"/>
      <style:text-properties fo:color="#000000" style:font-name="標楷體" fo:font-size="14pt" style:font-name-asian="標楷體1" style:font-size-asian="14pt" style:font-name-complex="標楷體1" style:font-size-complex="14pt"/>
    </style:style>
    <style:style style:name="ce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標楷體" fo:font-size="13pt" style:font-name-asian="標楷體1" style:font-size-asian="13pt" style:font-name-complex="標楷體1" style:font-size-complex="13pt"/>
    </style:style>
    <style:style style:name="ce10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color="#000000" style:font-name="標楷體" fo:font-size="14pt" style:font-name-asian="標楷體1" style:font-size-asian="14pt" style:font-name-complex="標楷體1" style:font-size-complex="14pt"/>
    </style:style>
    <style:style style:name="ce11" style:family="table-cell" style:parent-style-name="Default" style:data-style-name="N0">
      <style:table-cell-properties fo:background-color="transparent" fo:wrap-option="wrap" style:vertical-align="middle"/>
      <style:text-properties fo:color="#000000" style:font-name="標楷體" style:font-name-asian="標楷體1" style:font-name-complex="標楷體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議員-總處建議版本第4季" table:style-name="ta1">
        <table:table-column table:style-name="co1" table:default-cell-style-name="ce13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number-columns-repeated="852" table:default-cell-style-name="ce16"/>
        <table:table-header-rows>
          <table:table-row table:style-name="ro1">
            <table:table-cell table:style-name="ce1" office:value-type="string" calcext:value-type="string" table:number-columns-spanned="6" table:number-rows-spanned="1">
              <text:p>臺南市政府108年度對議員所提地方建設建議事項處理明細表</text:p>
            </table:table-cell>
            <table:covered-table-cell table:number-columns-repeated="5"/>
            <table:table-cell table:number-columns-repeated="852"/>
          </table:table-row>
          <table:table-row table:style-name="ro2">
            <table:table-cell table:style-name="ce1" office:value-type="string" calcext:value-type="string" table:number-columns-spanned="6" table:number-rows-spanned="1">
              <text:p>至108年12月止</text:p>
            </table:table-cell>
            <table:covered-table-cell table:number-columns-repeated="5"/>
            <table:table-cell table:number-columns-repeated="852"/>
          </table:table-row>
          <table:table-row table:style-name="ro2">
            <table:table-cell table:style-name="ce2" office:value-type="string" calcext:value-type="string" table:number-columns-spanned="5" table:number-rows-spanned="1">
              <text:p><text:s text:c="19"/>(本表為半年報)</text:p>
            </table:table-cell>
            <table:covered-table-cell table:number-columns-repeated="4"/>
            <table:table-cell table:style-name="ce10"/>
            <table:table-cell table:number-columns-repeated="852"/>
          </table:table-row>
          <table:table-row table:style-name="ro3">
            <table:table-cell table:style-name="ce7" office:value-type="string" calcext:value-type="string" table:number-columns-spanned="1" table:number-rows-spanned="3">
              <text:p>建議項目及內容</text:p>
            </table:table-cell>
            <table:table-cell table:style-name="ce7" office:value-type="string" calcext:value-type="string" table:number-columns-spanned="1" table:number-rows-spanned="3">
              <text:p>建議地點</text:p>
            </table:table-cell>
            <table:table-cell table:style-name="ce9" office:value-type="string" calcext:value-type="string" table:number-columns-spanned="4" table:number-rows-spanned="1">
              <text:p>核定情形</text:p>
            </table:table-cell>
            <table:covered-table-cell table:number-columns-repeated="3"/>
            <table:table-cell table:number-columns-repeated="852"/>
          </table:table-row>
          <table:table-row table:style-name="ro4">
            <table:covered-table-cell table:number-columns-repeated="2"/>
            <table:table-cell table:style-name="ce7" office:value-type="string" calcext:value-type="string" table:number-columns-spanned="1" table:number-rows-spanned="2">
              <text:p>經費支用科目</text:p>
            </table:table-cell>
            <table:table-cell table:style-name="ce7" office:value-type="string" calcext:value-type="string" table:number-columns-spanned="1" table:number-rows-spanned="2">
              <text:p>主辦機關</text:p>
            </table:table-cell>
            <table:table-cell table:style-name="ce7" office:value-type="string" calcext:value-type="string" table:number-columns-spanned="1" table:number-rows-spanned="2">
              <text:p>招標方式</text:p>
            </table:table-cell>
            <table:table-cell table:style-name="ce7" office:value-type="string" calcext:value-type="string" table:number-columns-spanned="1" table:number-rows-spanned="2">
              <text:p>得標廠商</text:p>
            </table:table-cell>
            <table:table-cell table:number-columns-repeated="852"/>
          </table:table-row>
          <table:table-row table:style-name="ro4">
            <table:covered-table-cell table:number-columns-repeated="6"/>
            <table:table-cell table:number-columns-repeated="852"/>
          </table:table-row>
        </table:table-header-rows>
        <table:table-row table:style-name="ro5">
          <table:table-cell table:style-name="ce5" office:value-type="string" office:string-value="石門館地下室球場建置暨照明通風改善" calcext:value-type="string">
            <text:p><text:s/>石門館地下室球場建置暨照明通風改善 </text:p>
          </table:table-cell>
          <table:table-cell table:style-name="ce5" office:value-type="string" office:string-value="安平區" calcext:value-type="string">
            <text:p><text:s/>安平區 </text:p>
          </table:table-cell>
          <table:table-cell table:style-name="ce5" office:value-type="string" office:string-value="教育局(處)營建及修建工程 " calcext:value-type="string">
            <text:p><text:s/>教育局(處)營建及修建工程 <text:s/></text:p>
          </table:table-cell>
          <table:table-cell table:style-name="ce5" office:value-type="string" office:string-value="教育局" calcext:value-type="string">
            <text:p><text:s/>教育局 </text:p>
          </table:table-cell>
          <table:table-cell table:style-name="ce5" office:value-type="string" calcext:value-type="string">
            <text:p>公開取得</text:p>
            <text:p>逕洽廠商</text:p>
          </table:table-cell>
          <table:table-cell table:style-name="ce5" office:value-type="string" calcext:value-type="string">
            <text:p>勗揚有限公司</text:p>
            <text:p>宗營水電工程有限公司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東山區南勢里格仔埔(田寮高分16左1)產業農路改善工程" calcext:value-type="string">
            <text:p><text:s/>東山區南勢里格仔埔(田寮高分16左1)產業農路改善工程 </text:p>
          </table:table-cell>
          <table:table-cell table:style-name="ce5" office:value-type="string" office:string-value="東山區" calcext:value-type="string">
            <text:p><text:s/>東山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創建營造有限公司 " calcext:value-type="string">
            <text:p><text:s/>創建營造有限公司 <text:s/>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佳里區複合式體育館鐵皮屋頂改善工程" calcext:value-type="string">
            <text:p><text:s/>佳里區複合式體育館鐵皮屋頂改善工程 </text:p>
          </table:table-cell>
          <table:table-cell table:style-name="ce5" office:value-type="string" office:string-value="佳里區" calcext:value-type="string">
            <text:p><text:s/>佳里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勝佳工程行" calcext:value-type="string">
            <text:p><text:s/>勝佳工程行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玉井區沙田里沙子田段866、868等地號農路改善工程" calcext:value-type="string">
            <text:p><text:s/>玉井區沙田里沙子田段866、868等地號農路改善工程 </text:p>
          </table:table-cell>
          <table:table-cell table:style-name="ce5" office:value-type="string" office:string-value="玉井區" calcext:value-type="string">
            <text:p><text:s/>玉井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明進土木包工業" calcext:value-type="string">
            <text:p><text:s/>明進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公所5樓及公廁改建" calcext:value-type="string">
            <text:p><text:s/>公所5樓及公廁改建 </text:p>
          </table:table-cell>
          <table:table-cell table:style-name="ce5" office:value-type="string" office:string-value="中西區" calcext:value-type="string">
            <text:p><text:s/>中西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大豊建築師事務所</text:p>
            <text:p>旺昌營造有限公司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108年度臺南市將軍溪北排水疏浚清淤維護工程第二期(開口契約)" calcext:value-type="string">
            <text:p><text:s/>108年度臺南市將軍溪北排水疏浚清淤維護工程第二期(開口契約) </text:p>
          </table:table-cell>
          <table:table-cell table:style-name="ce5" office:value-type="string" office:string-value="鹽水區" calcext:value-type="string">
            <text:p><text:s/>鹽水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峰龍土木包工業" calcext:value-type="string">
            <text:p><text:s/>峰龍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關廟區東勢里五甲段3799地號農路改善工程" calcext:value-type="string">
            <text:p><text:s/>關廟區東勢里五甲段3799地號農路改善工程 </text:p>
          </table:table-cell>
          <table:table-cell table:style-name="ce5" office:value-type="string" office:string-value="關廟區" calcext:value-type="string">
            <text:p><text:s/>關廟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泰旺土木包工業" calcext:value-type="string">
            <text:p><text:s/>泰旺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安慶里活動中心舞台改善工程" calcext:value-type="string">
            <text:p><text:s/>安慶里活動中心舞台改善工程 </text:p>
          </table:table-cell>
          <table:table-cell table:style-name="ce5" office:value-type="string" office:string-value="安南區" calcext:value-type="string">
            <text:p><text:s/>安南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欣永達工程行" calcext:value-type="string">
            <text:p><text:s/>欣永達工程行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振興里活動中心購置冷氣機" calcext:value-type="string">
            <text:p><text:s/>振興里活動中心購置冷氣機 </text:p>
          </table:table-cell>
          <table:table-cell table:style-name="ce5" office:value-type="string" office:string-value="北區" calcext:value-type="string">
            <text:p><text:s/>北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共同供應契約" calcext:value-type="string">
            <text:p><text:s/>共同供應契約 </text:p>
          </table:table-cell>
          <table:table-cell table:style-name="ce5" office:value-type="string" office:string-value="麥得森企業有限公司" calcext:value-type="string">
            <text:p><text:s/>麥得森企業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白河區大林里頂林農路後段改善工程" calcext:value-type="string">
            <text:p><text:s/>白河區大林里頂林農路後段改善工程 </text:p>
          </table:table-cell>
          <table:table-cell table:style-name="ce5" office:value-type="string" office:string-value="白河區" calcext:value-type="string">
            <text:p><text:s/>白河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奕昌土木包工業" calcext:value-type="string">
            <text:p><text:s/>奕昌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永就社區活動中心設置體育器材-桌球桌" calcext:value-type="string">
            <text:p><text:s/>永就社區活動中心設置體育器材-桌球桌 </text:p>
          </table:table-cell>
          <table:table-cell table:style-name="ce5" office:value-type="string" office:string-value="新市區" calcext:value-type="string">
            <text:p><text:s/>新市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京界企業有限公司" calcext:value-type="string">
            <text:p><text:s/>京界企業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關廟區北勢里北新農路擋土牆改善工程" calcext:value-type="string">
            <text:p><text:s/>關廟區北勢里北新農路擋土牆改善工程 </text:p>
          </table:table-cell>
          <table:table-cell table:style-name="ce5" office:value-type="string" office:string-value="關廟區" calcext:value-type="string">
            <text:p><text:s/>關廟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國誠營造股份有限公司 " calcext:value-type="string">
            <text:p><text:s/>國誠營造股份有限公司 <text:s/>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塩洲里活動中心購置冷凍櫃" calcext:value-type="string">
            <text:p><text:s/>塩洲里活動中心購置冷凍櫃 </text:p>
          </table:table-cell>
          <table:table-cell table:style-name="ce5" office:value-type="string" office:string-value="永康區" calcext:value-type="string">
            <text:p><text:s/>永康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鑫品企業社" calcext:value-type="string">
            <text:p><text:s/>鑫品企業社 </text:p>
          </table:table-cell>
          <table:table-cell table:style-name="ce11" table:number-columns-repeated="852"/>
        </table:table-row>
        <table:table-row table:style-name="ro6">
          <table:table-cell table:style-name="ce5" office:value-type="string" office:string-value="公所及府東戶所辦公廳舍漏水修繕" calcext:value-type="string">
            <text:p><text:s/>公所及府東戶所辦公廳舍漏水修繕 </text:p>
          </table:table-cell>
          <table:table-cell table:style-name="ce5" office:value-type="string" office:string-value="東區" calcext:value-type="string">
            <text:p><text:s/>東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元森工程行" calcext:value-type="string">
            <text:p><text:s/>元森工程行 </text:p>
          </table:table-cell>
          <table:table-cell table:style-name="ce11" table:number-columns-repeated="852"/>
        </table:table-row>
        <table:table-row table:style-name="ro7">
          <table:table-cell table:style-name="ce5" office:value-type="string" office:string-value="體育運動公園地面高爾夫球場整地" calcext:value-type="string">
            <text:p><text:s/>體育運動公園地面高爾夫球場整地 </text:p>
          </table:table-cell>
          <table:table-cell table:style-name="ce5" office:value-type="string" office:string-value="安定區" calcext:value-type="string">
            <text:p><text:s/>安定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志光土木包工" calcext:value-type="string">
            <text:p><text:s/>志光土木包工 </text:p>
          </table:table-cell>
          <table:table-cell table:style-name="ce11" table:number-columns-repeated="852"/>
        </table:table-row>
        <table:table-row table:style-name="ro8">
          <table:table-cell table:style-name="ce5" office:value-type="string" office:string-value="玉井區層林里(芒子芒段971-24地號)排水改善工程" calcext:value-type="string">
            <text:p><text:s/>玉井區層林里(芒子芒段971-24地號)排水改善工程 </text:p>
          </table:table-cell>
          <table:table-cell table:style-name="ce5" office:value-type="string" office:string-value="玉井區" calcext:value-type="string">
            <text:p><text:s/>玉井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南億營造有限公司" calcext:value-type="string">
            <text:p><text:s/>南億營造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安定區公所二樓廁所改善工程" calcext:value-type="string">
            <text:p><text:s/>安定區公所二樓廁所改善工程 </text:p>
          </table:table-cell>
          <table:table-cell table:style-name="ce5" office:value-type="string" office:string-value="安定區" calcext:value-type="string">
            <text:p><text:s/>安定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尊基營造有限公司" calcext:value-type="string">
            <text:p><text:s/>尊基營造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溪南里活動中心內部設備老舊損壞改善工程" calcext:value-type="string">
            <text:p><text:s/>溪南里活動中心內部設備老舊損壞改善工程 </text:p>
          </table:table-cell>
          <table:table-cell table:style-name="ce5" office:value-type="string" office:string-value="七股區" calcext:value-type="string">
            <text:p><text:s/>七股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百利土木包工業" calcext:value-type="string">
            <text:p><text:s/>百利土木包工業 </text:p>
          </table:table-cell>
          <table:table-cell table:style-name="ce11" table:number-columns-repeated="852"/>
        </table:table-row>
        <table:table-row table:style-name="ro9">
          <table:table-cell table:style-name="ce5" office:value-type="string" office:string-value="東山區高原里科尾(東原高幹229~山原高幹205)產業道路改善工程" calcext:value-type="string">
            <text:p><text:s/>東山區高原里科尾(東原高幹229~山原高幹205)產業道路改善工程 </text:p>
          </table:table-cell>
          <table:table-cell table:style-name="ce5" office:value-type="string" office:string-value="東山區" calcext:value-type="string">
            <text:p><text:s/>東山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1" table:number-columns-repeated="852"/>
        </table:table-row>
        <table:table-row table:style-name="ro5">
          <table:table-cell table:style-name="ce5" office:value-type="string" office:string-value="文科里廣播器機（含線路）更新" calcext:value-type="string">
            <text:p><text:s/>文科里廣播器機（含線路）更新 </text:p>
          </table:table-cell>
          <table:table-cell table:style-name="ce5" office:value-type="string" office:string-value="安定區" calcext:value-type="string">
            <text:p><text:s/>安定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德威電信工程" calcext:value-type="string">
            <text:p><text:s/>德威電信工程 </text:p>
          </table:table-cell>
          <table:table-cell table:style-name="ce11" table:number-columns-repeated="852"/>
        </table:table-row>
        <table:table-row table:style-name="ro10">
          <table:table-cell table:style-name="ce5" office:value-type="string" office:string-value="玉井區三和里(芒子芒段29-12、29-23地號)農路改善工程" calcext:value-type="string">
            <text:p><text:s/>玉井區三和里(芒子芒段29-12、29-23地號)農路改善工程 </text:p>
          </table:table-cell>
          <table:table-cell table:style-name="ce5" office:value-type="string" office:string-value="玉井區" calcext:value-type="string">
            <text:p><text:s/>玉井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仟億土木包工業" calcext:value-type="string">
            <text:p><text:s/>仟億土木包工業 </text:p>
          </table:table-cell>
          <table:table-cell table:style-name="ce11" table:number-columns-repeated="852"/>
        </table:table-row>
        <table:table-row table:style-name="ro11">
          <table:table-cell table:style-name="ce5" office:value-type="string" office:string-value="海佃里活動中心購置會議桌椅" calcext:value-type="string">
            <text:p><text:s/>海佃里活動中心購置會議桌椅 </text:p>
          </table:table-cell>
          <table:table-cell table:style-name="ce5" office:value-type="string" office:string-value="安南區" calcext:value-type="string">
            <text:p><text:s/>安南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金金辦公傢具有限公司" calcext:value-type="string">
            <text:p><text:s/>金金辦公傢具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大竹里活動中心冷氣機汰舊換新工程" calcext:value-type="string">
            <text:p><text:s/>大竹里活動中心冷氣機汰舊換新工程 </text:p>
          </table:table-cell>
          <table:table-cell table:style-name="ce5" office:value-type="string" office:string-value="白河區" calcext:value-type="string">
            <text:p><text:s/>白河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共同供應契約" calcext:value-type="string">
            <text:p><text:s/>共同供應契約 </text:p>
          </table:table-cell>
          <table:table-cell table:style-name="ce5" office:value-type="string" office:string-value="麥得森企業有限公司" calcext:value-type="string">
            <text:p><text:s/>麥得森企業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運動場地照明改善" calcext:value-type="string">
            <text:p><text:s/>運動場地照明改善 </text:p>
          </table:table-cell>
          <table:table-cell table:style-name="ce5" office:value-type="string" office:string-value="善化區" calcext:value-type="string">
            <text:p><text:s/>善化區 </text:p>
          </table:table-cell>
          <table:table-cell table:style-name="ce5" office:value-type="string" office:string-value="教育局(處)其他設備 " calcext:value-type="string">
            <text:p><text:s/>教育局(處)其他設備 <text:s/></text:p>
          </table:table-cell>
          <table:table-cell table:style-name="ce5" office:value-type="string" office:string-value="教育局" calcext:value-type="string">
            <text:p><text:s/>教育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正洸科技實業社" calcext:value-type="string">
            <text:p><text:s/>正洸科技實業社 </text:p>
          </table:table-cell>
          <table:table-cell table:style-name="ce11" table:number-columns-repeated="852"/>
        </table:table-row>
        <table:table-row table:style-name="ro12">
          <table:table-cell table:style-name="ce5" office:value-type="string" office:string-value="七股區頂山里集會所新購伴唱機設備" calcext:value-type="string">
            <text:p><text:s/>七股區頂山里集會所新購伴唱機設備 </text:p>
          </table:table-cell>
          <table:table-cell table:style-name="ce5" office:value-type="string" office:string-value="七股區" calcext:value-type="string">
            <text:p><text:s/>七股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龍虎企業社" calcext:value-type="string">
            <text:p><text:s/>龍虎企業社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崇誨里活動中心監視器及投影機" calcext:value-type="string">
            <text:p><text:s/>崇誨里活動中心監視器及投影機 </text:p>
          </table:table-cell>
          <table:table-cell table:style-name="ce5" office:value-type="string" office:string-value="東區" calcext:value-type="string">
            <text:p><text:s/>東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洺睿系統工程行" calcext:value-type="string">
            <text:p><text:s/>洺睿系統工程行 </text:p>
          </table:table-cell>
          <table:table-cell table:style-name="ce11" table:number-columns-repeated="852"/>
        </table:table-row>
        <table:table-row table:style-name="ro13">
          <table:table-cell table:style-name="ce5" office:value-type="string" office:string-value="新化羊林里鳳梨宅農路工程" calcext:value-type="string">
            <text:p><text:s/>新化羊林里鳳梨宅農路工程 </text:p>
          </table:table-cell>
          <table:table-cell table:style-name="ce5" office:value-type="string" office:string-value="新化區" calcext:value-type="string">
            <text:p><text:s/>新化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1" table:number-columns-repeated="852"/>
        </table:table-row>
        <table:table-row table:style-name="ro8">
          <table:table-cell table:style-name="ce5" office:value-type="string" office:string-value="關廟區新光里南寮高枝12-1Q1683FC37農路排水溝改善工程" calcext:value-type="string">
            <text:p><text:s/>關廟區新光里南寮高枝12-1Q1683FC37農路排水溝改善工程 </text:p>
          </table:table-cell>
          <table:table-cell table:style-name="ce5" office:value-type="string" office:string-value="關廟區" calcext:value-type="string">
            <text:p><text:s/>關廟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國誠營造股份有限公司" calcext:value-type="string">
            <text:p><text:s/>國誠營造股份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臺南市關廟區新埔段137-4地號野溪護岸工程" calcext:value-type="string">
            <text:p><text:s/>臺南市關廟區新埔段137-4地號野溪護岸工程 </text:p>
          </table:table-cell>
          <table:table-cell table:style-name="ce5" office:value-type="string" office:string-value=" 關廟區 " calcext:value-type="string">
            <text:p><text:s text:c="2"/>關廟區 <text:s/>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 公開招標 " calcext:value-type="string">
            <text:p><text:s text:c="2"/>公開招標 <text:s/></text:p>
          </table:table-cell>
          <table:table-cell table:style-name="ce5" office:value-type="string" office:string-value=" 國誠營造股份有限公司 " calcext:value-type="string">
            <text:p><text:s text:c="2"/>國誠營造股份有限公司 <text:s/>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六甲里活動中心箱型冷氣汰舊換新" calcext:value-type="string">
            <text:p><text:s/>六甲里活動中心箱型冷氣汰舊換新 </text:p>
          </table:table-cell>
          <table:table-cell table:style-name="ce5" office:value-type="string" office:string-value="六甲區" calcext:value-type="string">
            <text:p><text:s/>六甲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共同供應契約" calcext:value-type="string">
            <text:p><text:s/>共同供應契約 </text:p>
          </table:table-cell>
          <table:table-cell table:style-name="ce5" office:value-type="string" office:string-value="梅山安順電器企業有限公司" calcext:value-type="string">
            <text:p><text:s/>梅山安順電器企業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東灣里活動中心購置投影機及冰箱" calcext:value-type="string">
            <text:p><text:s/>東灣里活動中心購置投影機及冰箱 </text:p>
          </table:table-cell>
          <table:table-cell table:style-name="ce5" office:value-type="string" office:string-value="永康區" calcext:value-type="string">
            <text:p><text:s/>永康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共同供應契約" calcext:value-type="string">
            <text:p><text:s/>共同供應契約 </text:p>
          </table:table-cell>
          <table:table-cell table:style-name="ce5" office:value-type="string" calcext:value-type="string">
            <text:p>宏權科技有限公司</text:p>
            <text:p>大盟空調冷凍機械有限公司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六甲里活動中心室外牆面粉刷彩繪工程" calcext:value-type="string">
            <text:p><text:s/>六甲里活動中心室外牆面粉刷彩繪工程 </text:p>
          </table:table-cell>
          <table:table-cell table:style-name="ce5" office:value-type="string" office:string-value="六甲區" calcext:value-type="string">
            <text:p><text:s/>六甲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芊富企業社</text:p>
            <text:p>祥裕塗料有限公司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玉井區豐里里口宵里段327等地號排水改善工程" calcext:value-type="string">
            <text:p><text:s/>玉井區豐里里口宵里段327等地號排水改善工程 </text:p>
          </table:table-cell>
          <table:table-cell table:style-name="ce5" office:value-type="string" office:string-value="玉井區" calcext:value-type="string">
            <text:p><text:s/>玉井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1" table:number-columns-repeated="852"/>
        </table:table-row>
        <table:table-row table:style-name="ro5">
          <table:table-cell table:style-name="ce5" office:value-type="string" office:string-value="振興里活動中心停車場坡道整修" calcext:value-type="string">
            <text:p><text:s/>振興里活動中心停車場坡道整修 </text:p>
          </table:table-cell>
          <table:table-cell table:style-name="ce5" office:value-type="string" office:string-value="北區" calcext:value-type="string">
            <text:p><text:s/>北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永安土木包工業" calcext:value-type="string">
            <text:p><text:s/>永安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柳營區匏仔園野溪治理工程" calcext:value-type="string">
            <text:p><text:s/>柳營區匏仔園野溪治理工程 </text:p>
          </table:table-cell>
          <table:table-cell table:style-name="ce5" office:value-type="string" office:string-value="柳營區" calcext:value-type="string">
            <text:p><text:s/>柳營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玖郁土木包工業" calcext:value-type="string">
            <text:p><text:s/>玖郁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善化區南關里復興街排水改善工程" calcext:value-type="string">
            <text:p><text:s/>善化區南關里復興街排水改善工程 </text:p>
          </table:table-cell>
          <table:table-cell table:style-name="ce5" office:value-type="string" office:string-value=" 善化區 " calcext:value-type="string">
            <text:p><text:s text:c="2"/>善化區 <text:s/>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辦理招標中 " calcext:value-type="string">
            <text:p><text:s/>辦理招標中 <text:s/></text:p>
          </table:table-cell>
          <table:table-cell table:style-name="ce5"/>
          <table:table-cell table:style-name="ce11" table:number-columns-repeated="852"/>
        </table:table-row>
        <table:table-row table:style-name="ro5">
          <table:table-cell table:style-name="ce5" office:value-type="string" office:string-value="108-灣丘段大坪農路改善工程" calcext:value-type="string">
            <text:p><text:s/>108-灣丘段大坪農路改善工程 </text:p>
          </table:table-cell>
          <table:table-cell table:style-name="ce5" office:value-type="string" office:string-value="楠西區" calcext:value-type="string">
            <text:p><text:s/>楠西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1" table:number-columns-repeated="852"/>
        </table:table-row>
        <table:table-row table:style-name="ro5">
          <table:table-cell table:style-name="ce5" office:value-type="string" office:string-value="淺草里活動中心視聽設備購置" calcext:value-type="string">
            <text:p><text:s/>淺草里活動中心視聽設備購置 </text:p>
          </table:table-cell>
          <table:table-cell table:style-name="ce5" office:value-type="string" office:string-value="中西區" calcext:value-type="string">
            <text:p><text:s/>中西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兆元視聽音響" calcext:value-type="string">
            <text:p><text:s/>兆元視聽音響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安順里活動中心一樓天花板輕鋼架整修工程" calcext:value-type="string">
            <text:p><text:s/>安順里活動中心一樓天花板輕鋼架整修工程 </text:p>
          </table:table-cell>
          <table:table-cell table:style-name="ce5" office:value-type="string" office:string-value="安南區" calcext:value-type="string">
            <text:p><text:s/>安南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欣永達工程行" calcext:value-type="string">
            <text:p><text:s/>欣永達工程行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七股區頂山里里民集會所設置壁扇" calcext:value-type="string">
            <text:p><text:s/>七股區頂山里里民集會所設置壁扇 </text:p>
          </table:table-cell>
          <table:table-cell table:style-name="ce5" office:value-type="string" office:string-value="七股區" calcext:value-type="string">
            <text:p><text:s/>七股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鴻達電機行" calcext:value-type="string">
            <text:p><text:s/>鴻達電機行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新莊里活動中心紗門及大庄里活動中心白鐵扶手設置" calcext:value-type="string">
            <text:p><text:s/>新莊里活動中心紗門及大庄里活動中心白鐵扶手設置 </text:p>
          </table:table-cell>
          <table:table-cell table:style-name="ce5" office:value-type="string" office:string-value="山上區" calcext:value-type="string">
            <text:p><text:s/>山上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隆興鋁門窗實業社" calcext:value-type="string">
            <text:p><text:s/>隆興鋁門窗實業社 </text:p>
          </table:table-cell>
          <table:table-cell table:style-name="ce11" table:number-columns-repeated="852"/>
        </table:table-row>
        <table:table-row table:style-name="ro14">
          <table:table-cell table:style-name="ce5" office:value-type="string" office:string-value="嘉苳社區活動中心室內電力設施及照明設備修繕" calcext:value-type="string">
            <text:p><text:s/>嘉苳社區活動中心室內電力設施及照明設備修繕 </text:p>
          </table:table-cell>
          <table:table-cell table:style-name="ce5" office:value-type="string" office:string-value="後壁區" calcext:value-type="string">
            <text:p><text:s/>後壁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博行有限公司</text:p>
            <text:p>麥得森企業有限公司</text:p>
            <text:p>安鐵工程行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107-密枝里鹽水掘農路支線排水改善工程" calcext:value-type="string">
            <text:p><text:s/>107-密枝里鹽水掘農路支線排水改善工程 </text:p>
          </table:table-cell>
          <table:table-cell table:style-name="ce5" office:value-type="string" office:string-value="楠西區" calcext:value-type="string">
            <text:p><text:s/>楠西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1" table:number-columns-repeated="852"/>
        </table:table-row>
        <table:table-row table:style-name="ro5">
          <table:table-cell table:style-name="ce5" office:value-type="string" office:string-value="仁德區土庫里活動中心設備改善工程" calcext:value-type="string">
            <text:p><text:s/>仁德區土庫里活動中心設備改善工程 </text:p>
          </table:table-cell>
          <table:table-cell table:style-name="ce5" office:value-type="string" office:string-value="仁德區" calcext:value-type="string">
            <text:p><text:s/>仁德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洺睿系統工程行" calcext:value-type="string">
            <text:p><text:s/>洺睿系統工程行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麻豆區總爺庄(沿48鄉道轉台糖排水溝道)排水改善工程" calcext:value-type="string">
            <text:p><text:s/>麻豆區總爺庄(沿48鄉道轉台糖排水溝道)排水改善工程 </text:p>
          </table:table-cell>
          <table:table-cell table:style-name="ce5" office:value-type="string" office:string-value="麻豆區" calcext:value-type="string">
            <text:p><text:s/>麻豆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1" table:number-columns-repeated="852"/>
        </table:table-row>
        <table:table-row table:style-name="ro5">
          <table:table-cell table:style-name="ce5" office:value-type="string" office:string-value="校門口及周邊監視系統增置" calcext:value-type="string">
            <text:p><text:s/>校門口及周邊監視系統增置 </text:p>
          </table:table-cell>
          <table:table-cell table:style-name="ce5" office:value-type="string" office:string-value="關廟區" calcext:value-type="string">
            <text:p><text:s/>關廟區 </text:p>
          </table:table-cell>
          <table:table-cell table:style-name="ce5" office:value-type="string" office:string-value="教育局(處)其他設備 " calcext:value-type="string">
            <text:p><text:s/>教育局(處)其他設備 <text:s/></text:p>
          </table:table-cell>
          <table:table-cell table:style-name="ce5" office:value-type="string" office:string-value="教育局" calcext:value-type="string">
            <text:p><text:s/>教育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尚真事業有限公司" calcext:value-type="string">
            <text:p><text:s/>尚真事業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南化區小崙里金宗禪寺下方排水改善工程" calcext:value-type="string">
            <text:p><text:s/>南化區小崙里金宗禪寺下方排水改善工程 </text:p>
          </table:table-cell>
          <table:table-cell table:style-name="ce5" office:value-type="string" office:string-value="南化區" calcext:value-type="string">
            <text:p><text:s/>南化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永大土木包工業" calcext:value-type="string">
            <text:p><text:s/>永大土木包工業 </text:p>
          </table:table-cell>
          <table:table-cell table:style-name="ce11" table:number-columns-repeated="852"/>
        </table:table-row>
        <table:table-row table:style-name="ro15">
          <table:table-cell table:style-name="ce5" office:value-type="string" office:string-value="六甲六街道路側溝改善工程" calcext:value-type="string">
            <text:p><text:s/>六甲六街道路側溝改善工程 </text:p>
          </table:table-cell>
          <table:table-cell table:style-name="ce5" office:value-type="string" office:string-value="歸仁區" calcext:value-type="string">
            <text:p><text:s/>歸仁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昱發土木包工業" calcext:value-type="string">
            <text:p><text:s/>昱發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長興里活動中心汰換監視系統" calcext:value-type="string">
            <text:p><text:s/>長興里活動中心汰換監視系統 </text:p>
          </table:table-cell>
          <table:table-cell table:style-name="ce5" office:value-type="string" office:string-value="北區" calcext:value-type="string">
            <text:p><text:s/>北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翔順工程行" calcext:value-type="string">
            <text:p><text:s/>翔順工程行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大內區環湖里馬斗欄農路側溝(橫路高分136)改善工程" calcext:value-type="string">
            <text:p><text:s/>大內區環湖里馬斗欄農路側溝(橫路高分136)改善工程 </text:p>
          </table:table-cell>
          <table:table-cell table:style-name="ce5" office:value-type="string" office:string-value="大內區" calcext:value-type="string">
            <text:p><text:s/>大內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1" table:number-columns-repeated="852"/>
        </table:table-row>
        <table:table-row table:style-name="ro5">
          <table:table-cell table:style-name="ce5" office:value-type="string" office:string-value="豐德里活動中心前排水改善工程" calcext:value-type="string">
            <text:p><text:s/>豐德里活動中心前排水改善工程 </text:p>
          </table:table-cell>
          <table:table-cell table:style-name="ce5" office:value-type="string" office:string-value="山上區" calcext:value-type="string">
            <text:p><text:s/>山上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裕軒土木包工業" calcext:value-type="string">
            <text:p><text:s/>裕軒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甲南里永安街、忠孝街及文化街巷弄路面" calcext:value-type="string">
            <text:p><text:s/>甲南里永安街、忠孝街及文化街巷弄路面 </text:p>
          </table:table-cell>
          <table:table-cell table:style-name="ce5" office:value-type="string" office:string-value="六甲區" calcext:value-type="string">
            <text:p><text:s/>六甲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弘鋅營造有限公司" calcext:value-type="string">
            <text:p><text:s/>弘鋅營造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中坑里及南化里聯絡道路改善工程" calcext:value-type="string">
            <text:p><text:s/>中坑里及南化里聯絡道路改善工程 </text:p>
          </table:table-cell>
          <table:table-cell table:style-name="ce5" office:value-type="string" office:string-value="南化區" calcext:value-type="string">
            <text:p><text:s/>南化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冠頂土木包工業" calcext:value-type="string">
            <text:p><text:s/>冠頂土木包工業 </text:p>
          </table:table-cell>
          <table:table-cell table:style-name="ce11" table:number-columns-repeated="852"/>
        </table:table-row>
        <table:table-row table:style-name="ro16">
          <table:table-cell table:style-name="ce5" office:value-type="string" office:string-value="深坑里活動中心設備汰換暨無障礙空間改善" calcext:value-type="string">
            <text:p><text:s/>深坑里活動中心設備汰換暨無障礙空間改善 </text:p>
          </table:table-cell>
          <table:table-cell table:style-name="ce5" office:value-type="string" office:string-value="關廟區" calcext:value-type="string">
            <text:p><text:s/>關廟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巧意辦公傢俱有限公司</text:p>
            <text:p>昇暉企業社</text:p>
            <text:p>福順帆布行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佳里區南勢里農路連接佳南路鋪面改善工程" calcext:value-type="string">
            <text:p><text:s/>佳里區南勢里農路連接佳南路鋪面改善工程 </text:p>
          </table:table-cell>
          <table:table-cell table:style-name="ce5" office:value-type="string" office:string-value="佳里區" calcext:value-type="string">
            <text:p><text:s/>佳里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吉田土木包工業" calcext:value-type="string">
            <text:p><text:s/>吉田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官田區南廊段489地號週邊農路改善工程" calcext:value-type="string">
            <text:p><text:s/>官田區南廊段489地號週邊農路改善工程 </text:p>
          </table:table-cell>
          <table:table-cell table:style-name="ce5" office:value-type="string" office:string-value="官田區" calcext:value-type="string">
            <text:p><text:s/>官田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東奕土木包工業" calcext:value-type="string">
            <text:p><text:s/>東奕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東山區南勢里尖山(0626)農路改善工程" calcext:value-type="string">
            <text:p><text:s/>東山區南勢里尖山(0626)農路改善工程 </text:p>
          </table:table-cell>
          <table:table-cell table:style-name="ce5" office:value-type="string" office:string-value="東山區" calcext:value-type="string">
            <text:p><text:s/>東山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茂盛土木包工業" calcext:value-type="string">
            <text:p><text:s/>茂盛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南化區南化里水口高分6左10左8旁排水改善工程" calcext:value-type="string">
            <text:p><text:s/>南化區南化里水口高分6左10左8旁排水改善工程 </text:p>
          </table:table-cell>
          <table:table-cell table:style-name="ce5" office:value-type="string" office:string-value="南化區" calcext:value-type="string">
            <text:p><text:s/>南化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永大土木包工業" calcext:value-type="string">
            <text:p><text:s/>永大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永吉里173線北側道路路面改善工程" calcext:value-type="string">
            <text:p><text:s/>永吉里173線北側道路路面改善工程 </text:p>
          </table:table-cell>
          <table:table-cell table:style-name="ce5" office:value-type="string" office:string-value="七股區" calcext:value-type="string">
            <text:p><text:s/>七股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弘鋅營造有限公司" calcext:value-type="string">
            <text:p><text:s/>弘鋅營造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善化區曾文段2808地號道路側溝工程" calcext:value-type="string">
            <text:p><text:s/>善化區曾文段2808地號道路側溝工程 </text:p>
          </table:table-cell>
          <table:table-cell table:style-name="ce5" office:value-type="string" office:string-value="善化區" calcext:value-type="string">
            <text:p><text:s/>善化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1" table:number-columns-repeated="852"/>
        </table:table-row>
        <table:table-row table:style-name="ro5">
          <table:table-cell table:style-name="ce5" office:value-type="string" office:string-value="學甲區三慶里新芳2號之10旁農路改善工程" calcext:value-type="string">
            <text:p><text:s/>學甲區三慶里新芳2號之10旁農路改善工程 </text:p>
          </table:table-cell>
          <table:table-cell table:style-name="ce5" office:value-type="string" office:string-value="學甲區" calcext:value-type="string">
            <text:p><text:s/>學甲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吉田土木包工業" calcext:value-type="string">
            <text:p><text:s/>吉田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關廟區下湖里鹽水溪支流邊坡保護工程" calcext:value-type="string">
            <text:p><text:s/>關廟區下湖里鹽水溪支流邊坡保護工程 </text:p>
          </table:table-cell>
          <table:table-cell table:style-name="ce5" office:value-type="string" office:string-value=" 關廟區 " calcext:value-type="string">
            <text:p><text:s text:c="2"/>關廟區 <text:s/>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 公開招標 " calcext:value-type="string">
            <text:p><text:s text:c="2"/>公開招標 <text:s/></text:p>
          </table:table-cell>
          <table:table-cell table:style-name="ce5" office:value-type="string" office:string-value="亞業營造有限公司" calcext:value-type="string">
            <text:p><text:s/>亞業營造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麻豆區埤頭里埤頭高幹26號及26右7號前道路路面改善工程" calcext:value-type="string">
            <text:p><text:s/>麻豆區埤頭里埤頭高幹26號及26右7號前道路路面改善工程 </text:p>
          </table:table-cell>
          <table:table-cell table:style-name="ce5" office:value-type="string" office:string-value="麻豆區" calcext:value-type="string">
            <text:p><text:s/>麻豆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1" table:number-columns-repeated="852"/>
        </table:table-row>
        <table:table-row table:style-name="ro5">
          <table:table-cell table:style-name="ce5" office:value-type="string" office:string-value="關廟區新光里照鏡山農路排水改善工程" calcext:value-type="string">
            <text:p><text:s/>關廟區新光里照鏡山農路排水改善工程 </text:p>
          </table:table-cell>
          <table:table-cell table:style-name="ce5" office:value-type="string" office:string-value="關廟區" calcext:value-type="string">
            <text:p><text:s/>關廟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承立營造有限公司 " calcext:value-type="string">
            <text:p><text:s/>承立營造有限公司 <text:s/>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大內區頭社里三崁往螃蟹養殖場農路改善工程" calcext:value-type="string">
            <text:p><text:s/>大內區頭社里三崁往螃蟹養殖場農路改善工程 </text:p>
          </table:table-cell>
          <table:table-cell table:style-name="ce5" office:value-type="string" office:string-value="大內區" calcext:value-type="string">
            <text:p><text:s/>大內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1" table:number-columns-repeated="852"/>
        </table:table-row>
        <table:table-row table:style-name="ro5">
          <table:table-cell table:style-name="ce5" office:value-type="string" office:string-value="台南市安南區安吉路一段999巷135弄農路改善工程" calcext:value-type="string">
            <text:p><text:s/>台南市安南區安吉路一段999巷135弄農路改善工程 </text:p>
          </table:table-cell>
          <table:table-cell table:style-name="ce5" office:value-type="string" office:string-value="安南區" calcext:value-type="string">
            <text:p><text:s/>安南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南佳工程有限公司" calcext:value-type="string">
            <text:p><text:s/>南佳工程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昇安里活動中心旁花架維修工程" calcext:value-type="string">
            <text:p><text:s/>昇安里活動中心旁花架維修工程 </text:p>
          </table:table-cell>
          <table:table-cell table:style-name="ce5" office:value-type="string" office:string-value="白河區" calcext:value-type="string">
            <text:p><text:s/>白河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立偉土木包工業" calcext:value-type="string">
            <text:p><text:s/>立偉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玉井區層林里愛文山農路龜殼高分6右9改善工程" calcext:value-type="string">
            <text:p><text:s/>玉井區層林里愛文山農路龜殼高分6右9改善工程 </text:p>
          </table:table-cell>
          <table:table-cell table:style-name="ce5" office:value-type="string" office:string-value="玉井區" calcext:value-type="string">
            <text:p><text:s/>玉井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明進土木包工業" calcext:value-type="string">
            <text:p><text:s/>明進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新化區新和庄新豐1號橋側抽水井改善工程" calcext:value-type="string">
            <text:p><text:s/>新化區新和庄新豐1號橋側抽水井改善工程 </text:p>
          </table:table-cell>
          <table:table-cell table:style-name="ce5" office:value-type="string" office:string-value=" 新化區 " calcext:value-type="string">
            <text:p><text:s text:c="2"/>新化區 <text:s/>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 明達土木包工業 " calcext:value-type="string">
            <text:p><text:s text:c="2"/>明達土木包工業 <text:s/>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鎮山里仁愛路257巷及中興街161巷道路面改善工程" calcext:value-type="string">
            <text:p><text:s/>鎮山里仁愛路257巷及中興街161巷道路面改善工程 </text:p>
          </table:table-cell>
          <table:table-cell table:style-name="ce5" office:value-type="string" office:string-value="佳里區" calcext:value-type="string">
            <text:p><text:s/>佳里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吉田土木包工業" calcext:value-type="string">
            <text:p><text:s/>吉田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中洲體育公園棒球場改善工程" calcext:value-type="string">
            <text:p><text:s/>中洲體育公園棒球場改善工程 </text:p>
          </table:table-cell>
          <table:table-cell table:style-name="ce5" office:value-type="string" office:string-value="仁德區" calcext:value-type="string">
            <text:p><text:s/>仁德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久億土木包工業" calcext:value-type="string">
            <text:p><text:s/>久億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新化區礁坑里竹溪高枝19前道路改善工程" calcext:value-type="string">
            <text:p><text:s/>新化區礁坑里竹溪高枝19前道路改善工程 </text:p>
          </table:table-cell>
          <table:table-cell table:style-name="ce5" office:value-type="string" office:string-value="新化區" calcext:value-type="string">
            <text:p><text:s/>新化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弘岱營造股份有限公司 " calcext:value-type="string">
            <text:p><text:s/>弘岱營造股份有限公司 <text:s/>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中正堂冷氣汰換工程" calcext:value-type="string">
            <text:p><text:s/>中正堂冷氣汰換工程 </text:p>
          </table:table-cell>
          <table:table-cell table:style-name="ce5" office:value-type="string" office:string-value="佳里區" calcext:value-type="string">
            <text:p><text:s/>佳里區 </text:p>
          </table:table-cell>
          <table:table-cell table:style-name="ce5" office:value-type="string" office:string-value="教育局(處)其他設備 " calcext:value-type="string">
            <text:p><text:s/>教育局(處)其他設備 <text:s/></text:p>
          </table:table-cell>
          <table:table-cell table:style-name="ce5" office:value-type="string" office:string-value="教育局" calcext:value-type="string">
            <text:p><text:s/>教育局 </text:p>
          </table:table-cell>
          <table:table-cell table:style-name="ce5" office:value-type="string" office:string-value="共同供應契約" calcext:value-type="string">
            <text:p><text:s/>共同供應契約 </text:p>
          </table:table-cell>
          <table:table-cell table:style-name="ce5" office:value-type="string" calcext:value-type="string">
            <text:p>陳站長企業社</text:p>
            <text:p>山菱科技有限公司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億載里活動中心購置木紋塑膠地板及投影機、銀幕" calcext:value-type="string">
            <text:p><text:s/>億載里活動中心購置木紋塑膠地板及投影機、銀幕 </text:p>
          </table:table-cell>
          <table:table-cell table:style-name="ce5" office:value-type="string" office:string-value="安平區" calcext:value-type="string">
            <text:p><text:s/>安平區 </text:p>
          </table:table-cell>
          <table:table-cell table:style-name="ce5" office:value-type="string" calcext:value-type="string">
            <text:p>自治行政</text:p>
            <text:p>建築及設備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宏權科技有限公司 </text:p>
            <text:p>東宸營造股份有限公司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長勝里活動中心汰換投影機及伴唱機" calcext:value-type="string">
            <text:p><text:s/>長勝里活動中心汰換投影機及伴唱機 </text:p>
          </table:table-cell>
          <table:table-cell table:style-name="ce5" office:value-type="string" office:string-value="北區" calcext:value-type="string">
            <text:p><text:s/>北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恒達辦公設備有限公司</text:p>
            <text:p>名人電子器材行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新化區農會前雨水下水道人孔蓋改善工程" calcext:value-type="string">
            <text:p><text:s/>新化區農會前雨水下水道人孔蓋改善工程 </text:p>
          </table:table-cell>
          <table:table-cell table:style-name="ce5" office:value-type="string" office:string-value=" 新化區 " calcext:value-type="string">
            <text:p><text:s text:c="2"/>新化區 <text:s/>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 明達土木包工業 " calcext:value-type="string">
            <text:p><text:s text:c="2"/>明達土木包工業 <text:s/>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秀祐里活動中心購置伴唱機設備" calcext:value-type="string">
            <text:p><text:s/>秀祐里活動中心購置伴唱機設備 </text:p>
          </table:table-cell>
          <table:table-cell table:style-name="ce5" office:value-type="string" office:string-value="白河區" calcext:value-type="string">
            <text:p><text:s/>白河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一甲電器行" calcext:value-type="string">
            <text:p><text:s/>一甲電器行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玉井區中正里口宵里段3-373等地號農路改善工程" calcext:value-type="string">
            <text:p><text:s/>玉井區中正里口宵里段3-373等地號農路改善工程 </text:p>
          </table:table-cell>
          <table:table-cell table:style-name="ce5" office:value-type="string" office:string-value="玉井區" calcext:value-type="string">
            <text:p><text:s/>玉井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明進土木包工業" calcext:value-type="string">
            <text:p><text:s/>明進土木包工業 </text:p>
          </table:table-cell>
          <table:table-cell table:style-name="ce11" table:number-columns-repeated="852"/>
        </table:table-row>
        <table:table-row table:style-name="ro17">
          <table:table-cell table:style-name="ce5" office:value-type="string" office:string-value="108楠西區照興里慈惠堂旁農路改善工程" calcext:value-type="string">
            <text:p><text:s/>108楠西區照興里慈惠堂旁農路改善工程 </text:p>
          </table:table-cell>
          <table:table-cell table:style-name="ce5" office:value-type="string" office:string-value="楠西區" calcext:value-type="string">
            <text:p><text:s/>楠西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1" table:number-columns-repeated="852"/>
        </table:table-row>
        <table:table-row table:style-name="ro18">
          <table:table-cell table:style-name="ce5" office:value-type="string" office:string-value="歸仁區大潭里高速公路旁東邊側內農路路面改善工程" calcext:value-type="string">
            <text:p><text:s/>歸仁區大潭里高速公路旁東邊側內農路路面改善工程 </text:p>
          </table:table-cell>
          <table:table-cell table:style-name="ce5" office:value-type="string" office:string-value="歸仁區" calcext:value-type="string">
            <text:p><text:s/>歸仁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昱發土木包工業" calcext:value-type="string">
            <text:p><text:s/>昱發土木包工業 </text:p>
          </table:table-cell>
          <table:table-cell table:style-name="ce11" table:number-columns-repeated="852"/>
        </table:table-row>
        <table:table-row table:style-name="ro19">
          <table:table-cell table:style-name="ce5" office:value-type="string" office:string-value="裕聖里活動中心壁扇電路管線及捲門維修" calcext:value-type="string">
            <text:p><text:s/>裕聖里活動中心壁扇電路管線及捲門維修 </text:p>
          </table:table-cell>
          <table:table-cell table:style-name="ce5" office:value-type="string" office:string-value="東區" calcext:value-type="string">
            <text:p><text:s/>東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葉金水電工程有限公司" calcext:value-type="string">
            <text:p><text:s/>葉金水電工程有限公司 </text:p>
          </table:table-cell>
          <table:table-cell table:style-name="ce11" table:number-columns-repeated="852"/>
        </table:table-row>
        <table:table-row table:style-name="ro20">
          <table:table-cell table:style-name="ce5" office:value-type="string" office:string-value="左鎮區水流東農路(山)豹高分13右3)及(山)豹高分13右7)路面改善工程" calcext:value-type="string">
            <text:p><text:s/>左鎮區水流東農路(山)豹高分13右3)及(山)豹高分13右7)路面改善工程 </text:p>
          </table:table-cell>
          <table:table-cell table:style-name="ce5" office:value-type="string" office:string-value="左鎮區" calcext:value-type="string">
            <text:p><text:s/>左鎮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再生營造有限公司" calcext:value-type="string">
            <text:p><text:s/>再生營造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巷埔里集會所整修工程" calcext:value-type="string">
            <text:p><text:s/>巷埔里集會所整修工程 </text:p>
          </table:table-cell>
          <table:table-cell table:style-name="ce5" office:value-type="string" office:string-value="將軍區" calcext:value-type="string">
            <text:p><text:s/>將軍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金昌土木包工業" calcext:value-type="string">
            <text:p><text:s/>金昌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七股區後港里(城內天南宮)周邊產業道路改善工程" calcext:value-type="string">
            <text:p><text:s/>七股區後港里(城內天南宮)周邊產業道路改善工程 </text:p>
          </table:table-cell>
          <table:table-cell table:style-name="ce5" office:value-type="string" office:string-value="七股區" calcext:value-type="string">
            <text:p><text:s/>七股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1" table:number-columns-repeated="852"/>
        </table:table-row>
        <table:table-row table:style-name="ro5">
          <table:table-cell table:style-name="ce5" office:value-type="string" office:string-value="中興里中興街91巷31弄道路排水改善工程" calcext:value-type="string">
            <text:p><text:s/>中興里中興街91巷31弄道路排水改善工程 </text:p>
          </table:table-cell>
          <table:table-cell table:style-name="ce5" office:value-type="string" office:string-value="永康區" calcext:value-type="string">
            <text:p><text:s/>永康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限制性招標(開口契約)" calcext:value-type="string">
            <text:p><text:s/>限制性招標(開口契約) </text:p>
          </table:table-cell>
          <table:table-cell table:style-name="ce5" office:value-type="string" office:string-value="鴻成工程顧問有限公司" calcext:value-type="string">
            <text:p><text:s/>鴻成工程顧問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六甲區108年王爺里東高蚋產業農路改善工程" calcext:value-type="string">
            <text:p><text:s/>六甲區108年王爺里東高蚋產業農路改善工程 </text:p>
          </table:table-cell>
          <table:table-cell table:style-name="ce5" office:value-type="string" office:string-value="六甲區" calcext:value-type="string">
            <text:p><text:s/>六甲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霖造土木包工業" calcext:value-type="string">
            <text:p><text:s/>霖造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新化區礁坑里礁坑子段894-3、902地號農路改善工程" calcext:value-type="string">
            <text:p><text:s/>新化區礁坑里礁坑子段894-3、902地號農路改善工程 </text:p>
          </table:table-cell>
          <table:table-cell table:style-name="ce5" office:value-type="string" office:string-value="新化區" calcext:value-type="string">
            <text:p><text:s/>新化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永代土木包工業" calcext:value-type="string">
            <text:p><text:s/>永代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白河區網球場周邊邊坡(第一期)改善工程" calcext:value-type="string">
            <text:p><text:s/>白河區網球場周邊邊坡(第一期)改善工程 </text:p>
          </table:table-cell>
          <table:table-cell table:style-name="ce5" office:value-type="string" office:string-value="白河區" calcext:value-type="string">
            <text:p><text:s/>白河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佑聖土木包工業" calcext:value-type="string">
            <text:p><text:s/>佑聖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臺南市南區明興路1285巷後段農業區排水改善工程" calcext:value-type="string">
            <text:p><text:s/>臺南市南區明興路1285巷後段農業區排水改善工程 </text:p>
          </table:table-cell>
          <table:table-cell table:style-name="ce5" office:value-type="string" office:string-value="南區" calcext:value-type="string">
            <text:p><text:s/>南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1" table:number-columns-repeated="852"/>
        </table:table-row>
        <table:table-row table:style-name="ro5">
          <table:table-cell table:style-name="ce5" office:value-type="string" office:string-value="白河區六溪里往千霞園古香路改善工程" calcext:value-type="string">
            <text:p><text:s/>白河區六溪里往千霞園古香路改善工程 </text:p>
          </table:table-cell>
          <table:table-cell table:style-name="ce5" office:value-type="string" office:string-value="白河區" calcext:value-type="string">
            <text:p><text:s/>白河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坤玄土木包工業" calcext:value-type="string">
            <text:p><text:s/>坤玄土木包工業 </text:p>
          </table:table-cell>
          <table:table-cell table:style-name="ce11" table:number-columns-repeated="852"/>
        </table:table-row>
        <table:table-row table:style-name="ro21">
          <table:table-cell table:style-name="ce5" office:value-type="string" office:string-value="億載里活動中心購置塑鋼折合椅" calcext:value-type="string">
            <text:p><text:s/>億載里活動中心購置塑鋼折合椅 </text:p>
          </table:table-cell>
          <table:table-cell table:style-name="ce5" office:value-type="string" office:string-value="安平區" calcext:value-type="string">
            <text:p><text:s/>安平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櫻錄企業有限公司" calcext:value-type="string">
            <text:p><text:s/>櫻錄企業有限公司 </text:p>
          </table:table-cell>
          <table:table-cell table:style-name="ce11" table:number-columns-repeated="852"/>
        </table:table-row>
        <table:table-row table:style-name="ro22">
          <table:table-cell table:style-name="ce5" office:value-type="string" office:string-value="新化區護國里信義路14巷20號前農路改善工程" calcext:value-type="string">
            <text:p><text:s/>新化區護國里信義路14巷20號前農路改善工程 </text:p>
          </table:table-cell>
          <table:table-cell table:style-name="ce5" office:value-type="string" office:string-value="新化區" calcext:value-type="string">
            <text:p><text:s/>新化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招盛土木包工業" calcext:value-type="string">
            <text:p><text:s/>招盛土木包工業 </text:p>
          </table:table-cell>
          <table:table-cell table:style-name="ce11" table:number-columns-repeated="852"/>
        </table:table-row>
        <table:table-row table:style-name="ro23">
          <table:table-cell table:style-name="ce5" office:value-type="string" office:string-value="庄內外角里聯合活動中心購置內部設備" calcext:value-type="string">
            <text:p><text:s/>庄內外角里聯合活動中心購置內部設備 </text:p>
          </table:table-cell>
          <table:table-cell table:style-name="ce5" office:value-type="string" office:string-value="白河區" calcext:value-type="string">
            <text:p><text:s/>白河區 </text:p>
          </table:table-cell>
          <table:table-cell table:style-name="ce5" office:value-type="string" calcext:value-type="string">
            <text:p>自治行政</text:p>
            <text:p>建築及設備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禾家曲音響</text:p>
            <text:p>金永合有限公司</text:p>
            <text:p>尚雅意裝璜行</text:p>
          </table:table-cell>
          <table:table-cell table:style-name="ce11" table:number-columns-repeated="852"/>
        </table:table-row>
        <table:table-row table:style-name="ro24">
          <table:table-cell table:style-name="ce5" office:value-type="string" office:string-value="龍崎區石嘈里三拋崙農路改善工程" calcext:value-type="string">
            <text:p><text:s/>龍崎區石嘈里三拋崙農路改善工程 </text:p>
          </table:table-cell>
          <table:table-cell table:style-name="ce5" office:value-type="string" office:string-value="龍崎區" calcext:value-type="string">
            <text:p><text:s/>龍崎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佶聯營造有限公司" calcext:value-type="string">
            <text:p><text:s/>佶聯營造有限公司 </text:p>
          </table:table-cell>
          <table:table-cell table:style-name="ce11" table:number-columns-repeated="852"/>
        </table:table-row>
        <table:table-row table:style-name="ro24">
          <table:table-cell table:style-name="ce5" office:value-type="string" office:string-value="大內區石湖里鷹仔山農路改善工程" calcext:value-type="string">
            <text:p><text:s/>大內區石湖里鷹仔山農路改善工程 </text:p>
          </table:table-cell>
          <table:table-cell table:style-name="ce5" office:value-type="string" office:string-value="大內區" calcext:value-type="string">
            <text:p><text:s/>大內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再生營造有限公司" calcext:value-type="string">
            <text:p><text:s/>再生營造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後壁區土溝里南海段59地號旁農路改善工程" calcext:value-type="string">
            <text:p><text:s/>後壁區土溝里南海段59地號旁農路改善工程 </text:p>
          </table:table-cell>
          <table:table-cell table:style-name="ce5" office:value-type="string" office:string-value="後壁區" calcext:value-type="string">
            <text:p><text:s/>後壁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毅達營造有限公司" calcext:value-type="string">
            <text:p><text:s/>毅達營造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甲頂里活動中心增購投影機設備" calcext:value-type="string">
            <text:p><text:s/>甲頂里活動中心增購投影機設備 </text:p>
          </table:table-cell>
          <table:table-cell table:style-name="ce5" office:value-type="string" office:string-value="永康區" calcext:value-type="string">
            <text:p><text:s/>永康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共同供應契約" calcext:value-type="string">
            <text:p><text:s/>共同供應契約 </text:p>
          </table:table-cell>
          <table:table-cell table:style-name="ce5" office:value-type="string" office:string-value="宏權科技有限公司" calcext:value-type="string">
            <text:p><text:s/>宏權科技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鹽水區坔頭港里南港段57地號排水溝改善工程" calcext:value-type="string">
            <text:p><text:s/>鹽水區坔頭港里南港段57地號排水溝改善工程 </text:p>
          </table:table-cell>
          <table:table-cell table:style-name="ce5" office:value-type="string" office:string-value="鹽水區" calcext:value-type="string">
            <text:p><text:s/>鹽水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金逸土木工程有限公司" calcext:value-type="string">
            <text:p><text:s/>金逸土木工程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白河區六溪里檳榔腳農路改善工程" calcext:value-type="string">
            <text:p><text:s/>白河區六溪里檳榔腳農路改善工程 </text:p>
          </table:table-cell>
          <table:table-cell table:style-name="ce5" office:value-type="string" office:string-value="白河區" calcext:value-type="string">
            <text:p><text:s/>白河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坤玄土木包工業" calcext:value-type="string">
            <text:p><text:s/>坤玄土木包工業 </text:p>
          </table:table-cell>
          <table:table-cell table:style-name="ce11" table:number-columns-repeated="852"/>
        </table:table-row>
        <table:table-row table:style-name="ro6">
          <table:table-cell table:style-name="ce5" office:value-type="string" office:string-value="左鎮區中正里旺萊坑農路支線邊坡改善工程" calcext:value-type="string">
            <text:p><text:s/>左鎮區中正里旺萊坑農路支線邊坡改善工程 </text:p>
          </table:table-cell>
          <table:table-cell table:style-name="ce5" office:value-type="string" office:string-value="左鎮區" calcext:value-type="string">
            <text:p><text:s/>左鎮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1" table:number-columns-repeated="852"/>
        </table:table-row>
        <table:table-row table:style-name="ro5">
          <table:table-cell table:style-name="ce5" office:value-type="string" office:string-value="校舍1樓及地下室加裝紗窗門" calcext:value-type="string">
            <text:p><text:s/>校舍1樓及地下室加裝紗窗門 </text:p>
          </table:table-cell>
          <table:table-cell table:style-name="ce5" office:value-type="string" office:string-value="東區" calcext:value-type="string">
            <text:p><text:s/>東區 </text:p>
          </table:table-cell>
          <table:table-cell table:style-name="ce5" office:value-type="string" office:string-value="教育局(處)營建及修建工程 " calcext:value-type="string">
            <text:p><text:s/>教育局(處)營建及修建工程 <text:s/></text:p>
          </table:table-cell>
          <table:table-cell table:style-name="ce5" office:value-type="string" office:string-value="教育局" calcext:value-type="string">
            <text:p><text:s/>教育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窗霸王鋼鋁有限公司" calcext:value-type="string">
            <text:p><text:s/>窗霸王鋼鋁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安南區淵西里安中路四段381巷農路改善工程" calcext:value-type="string">
            <text:p><text:s/>安南區淵西里安中路四段381巷農路改善工程 </text:p>
          </table:table-cell>
          <table:table-cell table:style-name="ce5" office:value-type="string" office:string-value="安南區" calcext:value-type="string">
            <text:p><text:s/>安南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1" table:number-columns-repeated="852"/>
        </table:table-row>
        <table:table-row table:style-name="ro5">
          <table:table-cell table:style-name="ce5" office:value-type="string" office:string-value="安南區淵南段615地號漁路改善工程" calcext:value-type="string">
            <text:p><text:s/>安南區淵南段615地號漁路改善工程 </text:p>
          </table:table-cell>
          <table:table-cell table:style-name="ce5" office:value-type="string" office:string-value="安南區" calcext:value-type="string">
            <text:p><text:s/>安南區 </text:p>
          </table:table-cell>
          <table:table-cell table:style-name="ce5" office:value-type="string" office:string-value="漁業建設" calcext:value-type="string">
            <text:p><text:s/>漁業建設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丞鴻土木包工業" calcext:value-type="string">
            <text:p><text:s/>丞鴻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土庫里活動中心購置飲水機" calcext:value-type="string">
            <text:p><text:s/>土庫里活動中心購置飲水機 </text:p>
          </table:table-cell>
          <table:table-cell table:style-name="ce5" office:value-type="string" office:string-value="仁德區" calcext:value-type="string">
            <text:p><text:s/>仁德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偉志股份有限公司" calcext:value-type="string">
            <text:p><text:s/>偉志股份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詔豐里9鄰頂山腳部落道路水溝改善工程" calcext:value-type="string">
            <text:p><text:s/>詔豐里9鄰頂山腳部落道路水溝改善工程 </text:p>
          </table:table-cell>
          <table:table-cell table:style-name="ce5" office:value-type="string" office:string-value="白河區" calcext:value-type="string">
            <text:p><text:s/>白河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博成土木包工業" calcext:value-type="string">
            <text:p><text:s/>博成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睦光里山腳農路(內庄子段591地號)排水改善工程" calcext:value-type="string">
            <text:p><text:s/>睦光里山腳農路(內庄子段591地號)排水改善工程 </text:p>
          </table:table-cell>
          <table:table-cell table:style-name="ce5" office:value-type="string" office:string-value="左鎮區" calcext:value-type="string">
            <text:p><text:s/>左鎮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新志發營造有限公司" calcext:value-type="string">
            <text:p><text:s/>新志發營造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玉井區三和里石牌(三和高分81)野溪排水延續工程" calcext:value-type="string">
            <text:p><text:s/>玉井區三和里石牌(三和高分81)野溪排水延續工程 </text:p>
          </table:table-cell>
          <table:table-cell table:style-name="ce5" office:value-type="string" office:string-value="玉井區" calcext:value-type="string">
            <text:p><text:s/>玉井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比撒列土木工程有限公司" calcext:value-type="string">
            <text:p><text:s/>比撒列土木工程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108-楠西區灣丘里蝙蝠洞農路改善工程" calcext:value-type="string">
            <text:p><text:s/>108-楠西區灣丘里蝙蝠洞農路改善工程 </text:p>
          </table:table-cell>
          <table:table-cell table:style-name="ce5" office:value-type="string" office:string-value="楠西區" calcext:value-type="string">
            <text:p><text:s/>楠西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辦理招標中" calcext:value-type="string">
            <text:p><text:s/>辦理招標中 </text:p>
          </table:table-cell>
          <table:table-cell table:style-name="ce5"/>
          <table:table-cell table:style-name="ce11" table:number-columns-repeated="852"/>
        </table:table-row>
        <table:table-row table:style-name="ro25">
          <table:table-cell table:style-name="ce5" office:value-type="string" office:string-value="礁坑里礁坑子段100-85等3筆地號農路改善工程" calcext:value-type="string">
            <text:p><text:s/>礁坑里礁坑子段100-85等3筆地號農路改善工程 </text:p>
          </table:table-cell>
          <table:table-cell table:style-name="ce5" office:value-type="string" office:string-value="新化區" calcext:value-type="string">
            <text:p><text:s/>新化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1" table:number-columns-repeated="852"/>
        </table:table-row>
        <table:table-row table:style-name="ro5">
          <table:table-cell table:style-name="ce5" office:value-type="string" office:string-value="東山區林安里楊桃砥(東原高幹27左28)農路改善工程" calcext:value-type="string">
            <text:p><text:s/>東山區林安里楊桃砥(東原高幹27左28)農路改善工程 </text:p>
          </table:table-cell>
          <table:table-cell table:style-name="ce5" office:value-type="string" office:string-value="東山區" calcext:value-type="string">
            <text:p><text:s/>東山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益成土木包工業" calcext:value-type="string">
            <text:p><text:s/>益成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歸仁區大潭里林坑橋旁東邊內農路路面改善工程" calcext:value-type="string">
            <text:p><text:s/>歸仁區大潭里林坑橋旁東邊內農路路面改善工程 </text:p>
          </table:table-cell>
          <table:table-cell table:style-name="ce5" office:value-type="string" office:string-value="歸仁區" calcext:value-type="string">
            <text:p><text:s/>歸仁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昱發土木包工業" calcext:value-type="string">
            <text:p><text:s/>昱發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108-山上區平陽里卓猴農路邊坡改善工程" calcext:value-type="string">
            <text:p><text:s/>108-山上區平陽里卓猴農路邊坡改善工程 </text:p>
          </table:table-cell>
          <table:table-cell table:style-name="ce5" office:value-type="string" office:string-value="山上區" calcext:value-type="string">
            <text:p><text:s/>山上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裕軒土木包工業" calcext:value-type="string">
            <text:p><text:s/>裕軒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佳里區延平國小旁農路鋪面改善工程" calcext:value-type="string">
            <text:p><text:s/>佳里區延平國小旁農路鋪面改善工程 </text:p>
          </table:table-cell>
          <table:table-cell table:style-name="ce5" office:value-type="string" office:string-value="佳里區" calcext:value-type="string">
            <text:p><text:s/>佳里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聯豐土木包工業" calcext:value-type="string">
            <text:p><text:s/>聯豐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玉井區豐里里口宵里段141-1等地號農路改善工程" calcext:value-type="string">
            <text:p><text:s/>玉井區豐里里口宵里段141-1等地號農路改善工程 </text:p>
          </table:table-cell>
          <table:table-cell table:style-name="ce5" office:value-type="string" office:string-value="玉井區" calcext:value-type="string">
            <text:p><text:s/>玉井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旭峰土木包工業" calcext:value-type="string">
            <text:p><text:s/>旭峰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咖啡教室防水防漏工程" calcext:value-type="string">
            <text:p><text:s/>咖啡教室防水防漏工程 </text:p>
          </table:table-cell>
          <table:table-cell table:style-name="ce5" office:value-type="string" office:string-value="東山區" calcext:value-type="string">
            <text:p><text:s/>東山區 </text:p>
          </table:table-cell>
          <table:table-cell table:style-name="ce5" office:value-type="string" office:string-value="教育局(處)營建及修建工程 " calcext:value-type="string">
            <text:p><text:s/>教育局(處)營建及修建工程 <text:s/></text:p>
          </table:table-cell>
          <table:table-cell table:style-name="ce5" office:value-type="string" office:string-value="教育局" calcext:value-type="string">
            <text:p><text:s/>教育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仕杰工程行" calcext:value-type="string">
            <text:p><text:s/>仕杰工程行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新化知義湖仔底農路擋土改善工程" calcext:value-type="string">
            <text:p><text:s/>新化知義湖仔底農路擋土改善工程 </text:p>
          </table:table-cell>
          <table:table-cell table:style-name="ce5" office:value-type="string" office:string-value="新化區" calcext:value-type="string">
            <text:p><text:s/>新化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1" table:number-columns-repeated="852"/>
        </table:table-row>
        <table:table-row table:style-name="ro5">
          <table:table-cell table:style-name="ce5" office:value-type="string" office:string-value="關廟區新光里埔頂農路擋土牆工程" calcext:value-type="string">
            <text:p><text:s/>關廟區新光里埔頂農路擋土牆工程 </text:p>
          </table:table-cell>
          <table:table-cell table:style-name="ce5" office:value-type="string" office:string-value="關廟區" calcext:value-type="string">
            <text:p><text:s/>關廟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1" table:number-columns-repeated="852"/>
        </table:table-row>
        <table:table-row table:style-name="ro5">
          <table:table-cell table:style-name="ce5" office:value-type="string" office:string-value="砂崙里活動中心購置投影機及電動布幕等設備" calcext:value-type="string">
            <text:p><text:s/>砂崙里活動中心購置投影機及電動布幕等設備 </text:p>
          </table:table-cell>
          <table:table-cell table:style-name="ce5" office:value-type="string" office:string-value="安南區" calcext:value-type="string">
            <text:p><text:s/>安南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鵬燁企業有限公司" calcext:value-type="string">
            <text:p><text:s/>鵬燁企業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兒童遊戲場整建" calcext:value-type="string">
            <text:p><text:s/>兒童遊戲場整建 </text:p>
          </table:table-cell>
          <table:table-cell table:style-name="ce5" office:value-type="string" office:string-value="安定區" calcext:value-type="string">
            <text:p><text:s/>安定區 </text:p>
          </table:table-cell>
          <table:table-cell table:style-name="ce5" office:value-type="string" office:string-value="教育局(處)營建及修建工程 " calcext:value-type="string">
            <text:p><text:s/>教育局(處)營建及修建工程 <text:s/></text:p>
          </table:table-cell>
          <table:table-cell table:style-name="ce5" office:value-type="string" office:string-value="教育局" calcext:value-type="string">
            <text:p><text:s/>教育局 </text:p>
          </table:table-cell>
          <table:table-cell table:style-name="ce5" office:value-type="string" office:string-value="辦理招標中" calcext:value-type="string">
            <text:p><text:s/>辦理招標中 </text:p>
          </table:table-cell>
          <table:table-cell table:style-name="ce5"/>
          <table:table-cell table:style-name="ce11" table:number-columns-repeated="852"/>
        </table:table-row>
        <table:table-row table:style-name="ro26">
          <table:table-cell table:style-name="ce5" office:value-type="string" office:string-value="大內區環湖里馬斗欄農路改善工程" calcext:value-type="string">
            <text:p><text:s/>大內區環湖里馬斗欄農路改善工程 </text:p>
          </table:table-cell>
          <table:table-cell table:style-name="ce5" office:value-type="string" office:string-value="大內區" calcext:value-type="string">
            <text:p><text:s/>大內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再生營造有限公司" calcext:value-type="string">
            <text:p><text:s/>再生營造有限公司 </text:p>
          </table:table-cell>
          <table:table-cell table:style-name="ce11" table:number-columns-repeated="852"/>
        </table:table-row>
        <table:table-row table:style-name="ro27">
          <table:table-cell table:style-name="ce5" office:value-type="string" office:string-value="白河區關嶺里石雅農路改善工程" calcext:value-type="string">
            <text:p><text:s/>白河區關嶺里石雅農路改善工程 </text:p>
          </table:table-cell>
          <table:table-cell table:style-name="ce5" office:value-type="string" office:string-value="白河區" calcext:value-type="string">
            <text:p><text:s/>白河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創建營造有限公司" calcext:value-type="string">
            <text:p><text:s/>創建營造有限公司 </text:p>
          </table:table-cell>
          <table:table-cell table:style-name="ce11" table:number-columns-repeated="852"/>
        </table:table-row>
        <table:table-row table:style-name="ro28">
          <table:table-cell table:style-name="ce5" office:value-type="string" office:string-value="大灣路942巷169-273號道路改善工程" calcext:value-type="string">
            <text:p><text:s/>大灣路942巷169-273號道路改善工程 </text:p>
          </table:table-cell>
          <table:table-cell table:style-name="ce5" office:value-type="string" office:string-value="永康區" calcext:value-type="string">
            <text:p><text:s/>永康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瑞璋土木包工業" calcext:value-type="string">
            <text:p><text:s/>瑞璋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新東里147-190號宅前周遭道路路面改善工程" calcext:value-type="string">
            <text:p><text:s/>新東里147-190號宅前周遭道路路面改善工程 </text:p>
          </table:table-cell>
          <table:table-cell table:style-name="ce5" office:value-type="string" office:string-value="後壁區" calcext:value-type="string">
            <text:p><text:s/>後壁區 </text:p>
          </table:table-cell>
          <table:table-cell table:style-name="ce5" office:value-type="string" calcext:value-type="string">
            <text:p>自治行政</text:p>
            <text:p>建築及設備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創建營造有限公司" calcext:value-type="string">
            <text:p><text:s/>創建營造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官田區鎮北段823地號旁農路改善工程" calcext:value-type="string">
            <text:p><text:s/>官田區鎮北段823地號旁農路改善工程 </text:p>
          </table:table-cell>
          <table:table-cell table:style-name="ce5" office:value-type="string" office:string-value="官田區" calcext:value-type="string">
            <text:p><text:s/>官田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弘鋅營造有限公司" calcext:value-type="string">
            <text:p><text:s/>弘鋅營造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一甲里活動中心汰換伴唱機" calcext:value-type="string">
            <text:p><text:s/>一甲里活動中心汰換伴唱機 </text:p>
          </table:table-cell>
          <table:table-cell table:style-name="ce5" office:value-type="string" office:string-value="仁德區" calcext:value-type="string">
            <text:p><text:s/>仁德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晉三視訊多媒體有限公司" calcext:value-type="string">
            <text:p><text:s/>晉三視訊多媒體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善化區曾文段2808地號側溝工程" calcext:value-type="string">
            <text:p><text:s/>善化區曾文段2808地號側溝工程 </text:p>
          </table:table-cell>
          <table:table-cell table:style-name="ce5" office:value-type="string" office:string-value="善化區" calcext:value-type="string">
            <text:p><text:s/>善化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1" table:number-columns-repeated="852"/>
        </table:table-row>
        <table:table-row table:style-name="ro5">
          <table:table-cell table:style-name="ce5" office:value-type="string" office:string-value="紅甲里十六甲段103-26地號旁側溝改善工程" calcext:value-type="string">
            <text:p><text:s/>紅甲里十六甲段103-26地號旁側溝改善工程 </text:p>
          </table:table-cell>
          <table:table-cell table:style-name="ce5" office:value-type="string" office:string-value="下營區" calcext:value-type="string">
            <text:p><text:s/>下營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佳霖土木包工業" calcext:value-type="string">
            <text:p><text:s/>佳霖土木包工業 </text:p>
          </table:table-cell>
          <table:table-cell table:style-name="ce11" table:number-columns-repeated="852"/>
        </table:table-row>
        <table:table-row table:style-name="ro29">
          <table:table-cell table:style-name="ce5" office:value-type="string" office:string-value="文元文成元美里聯合活動中心汰換音響系統" calcext:value-type="string">
            <text:p><text:s/>文元文成元美里聯合活動中心汰換音響系統 </text:p>
          </table:table-cell>
          <table:table-cell table:style-name="ce5" office:value-type="string" office:string-value="北區" calcext:value-type="string">
            <text:p><text:s/>北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明欣音響社" calcext:value-type="string">
            <text:p><text:s/>明欣音響社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設置科任教師辦公休息處所設備" calcext:value-type="string">
            <text:p><text:s/>設置科任教師辦公休息處所設備 </text:p>
          </table:table-cell>
          <table:table-cell table:style-name="ce5" office:value-type="string" office:string-value="安南區" calcext:value-type="string">
            <text:p><text:s/>安南區 </text:p>
          </table:table-cell>
          <table:table-cell table:style-name="ce5" office:value-type="string" office:string-value="教育局(處)其他設備 " calcext:value-type="string">
            <text:p><text:s/>教育局(處)其他設備 <text:s/></text:p>
          </table:table-cell>
          <table:table-cell table:style-name="ce5" office:value-type="string" office:string-value="教育局" calcext:value-type="string">
            <text:p><text:s/>教育局 </text:p>
          </table:table-cell>
          <table:table-cell table:style-name="ce5" office:value-type="string" office:string-value="共同供應契約" calcext:value-type="string">
            <text:p><text:s/>共同供應契約 </text:p>
          </table:table-cell>
          <table:table-cell table:style-name="ce5" office:value-type="string" office:string-value="賀耀飲水設備有限公司" calcext:value-type="string">
            <text:p><text:s/>賀耀飲水設備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108年度七股區後港里水師寮部落通往台十七線產業道路改善工程" calcext:value-type="string">
            <text:p><text:s/>108年度七股區後港里水師寮部落通往台十七線產業道路改善工程 </text:p>
          </table:table-cell>
          <table:table-cell table:style-name="ce5" office:value-type="string" office:string-value="七股區" calcext:value-type="string">
            <text:p><text:s/>七股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1" table:number-columns-repeated="852"/>
        </table:table-row>
        <table:table-row table:style-name="ro5">
          <table:table-cell table:style-name="ce5" office:value-type="string" office:string-value="北門區保安及海浦養殖生產區中央道路改善工程" calcext:value-type="string">
            <text:p><text:s/>北門區保安及海浦養殖生產區中央道路改善工程 </text:p>
          </table:table-cell>
          <table:table-cell table:style-name="ce5" office:value-type="string" office:string-value="北門區" calcext:value-type="string">
            <text:p><text:s/>北門區 </text:p>
          </table:table-cell>
          <table:table-cell table:style-name="ce5" office:value-type="string" office:string-value="漁業建設" calcext:value-type="string">
            <text:p><text:s/>漁業建設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吉田土木包工業" calcext:value-type="string">
            <text:p><text:s/>吉田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108楠西區照興里興南大平農路改善工程" calcext:value-type="string">
            <text:p><text:s/>108楠西區照興里興南大平農路改善工程 </text:p>
          </table:table-cell>
          <table:table-cell table:style-name="ce5" office:value-type="string" office:string-value="楠西區" calcext:value-type="string">
            <text:p><text:s/>楠西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1" table:number-columns-repeated="852"/>
        </table:table-row>
        <table:table-row table:style-name="ro5">
          <table:table-cell table:style-name="ce5" office:value-type="string" office:string-value="甲南里活動中心冷氣新增工程" calcext:value-type="string">
            <text:p><text:s/>甲南里活動中心冷氣新增工程 </text:p>
          </table:table-cell>
          <table:table-cell table:style-name="ce5" office:value-type="string" office:string-value="六甲區" calcext:value-type="string">
            <text:p><text:s/>六甲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共同供應契約" calcext:value-type="string">
            <text:p><text:s/>共同供應契約 </text:p>
          </table:table-cell>
          <table:table-cell table:style-name="ce5" office:value-type="string" office:string-value="梅山安順電器企業有限公司" calcext:value-type="string">
            <text:p><text:s/>梅山安順電器企業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安南區公學路二段220巷路面改善工程" calcext:value-type="string">
            <text:p><text:s/>安南區公學路二段220巷路面改善工程 </text:p>
          </table:table-cell>
          <table:table-cell table:style-name="ce5" office:value-type="string" office:string-value="安南區" calcext:value-type="string">
            <text:p><text:s/>安南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1" table:number-columns-repeated="852"/>
        </table:table-row>
        <table:table-row table:style-name="ro5">
          <table:table-cell table:style-name="ce5" office:value-type="string" office:string-value="北門里活動中心購置飲水機" calcext:value-type="string">
            <text:p><text:s/>北門里活動中心購置飲水機 </text:p>
          </table:table-cell>
          <table:table-cell table:style-name="ce5" office:value-type="string" office:string-value="北區" calcext:value-type="string">
            <text:p><text:s/>北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共同供應契約" calcext:value-type="string">
            <text:p><text:s/>共同供應契約 </text:p>
          </table:table-cell>
          <table:table-cell table:style-name="ce5" office:value-type="string" office:string-value="賀耀飲水設備有限公司" calcext:value-type="string">
            <text:p><text:s/>賀耀飲水設備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幼兒園教室冷氣汰換" calcext:value-type="string">
            <text:p><text:s/>幼兒園教室冷氣汰換 </text:p>
          </table:table-cell>
          <table:table-cell table:style-name="ce5" office:value-type="string" office:string-value="新營區" calcext:value-type="string">
            <text:p><text:s/>新營區 </text:p>
          </table:table-cell>
          <table:table-cell table:style-name="ce5" office:value-type="string" office:string-value="教育局(處)其他設備 " calcext:value-type="string">
            <text:p><text:s/>教育局(處)其他設備 <text:s/></text:p>
          </table:table-cell>
          <table:table-cell table:style-name="ce5" office:value-type="string" office:string-value="教育局" calcext:value-type="string">
            <text:p><text:s/>教育局 </text:p>
          </table:table-cell>
          <table:table-cell table:style-name="ce5" office:value-type="string" office:string-value="共同供應契約" calcext:value-type="string">
            <text:p><text:s/>共同供應契約 </text:p>
          </table:table-cell>
          <table:table-cell table:style-name="ce5" office:value-type="string" office:string-value="捷座企業有限公司" calcext:value-type="string">
            <text:p><text:s/>捷座企業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關廟里大仁街路面改善工程" calcext:value-type="string">
            <text:p><text:s/>關廟里大仁街路面改善工程 </text:p>
          </table:table-cell>
          <table:table-cell table:style-name="ce5" office:value-type="string" office:string-value="關廟區" calcext:value-type="string">
            <text:p><text:s/>關廟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信展土木包工業" calcext:value-type="string">
            <text:p><text:s/>信展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永康區鹽水溪左岸西勢堤防26號水門旁抽水機平台新建工程" calcext:value-type="string">
            <text:p><text:s/>永康區鹽水溪左岸西勢堤防26號水門旁抽水機平台新建工程 </text:p>
          </table:table-cell>
          <table:table-cell table:style-name="ce5" office:value-type="string" office:string-value=" 永康區 " calcext:value-type="string">
            <text:p><text:s text:c="2"/>永康區 <text:s/>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 公開招標 " calcext:value-type="string">
            <text:p><text:s text:c="2"/>公開招標 <text:s/></text:p>
          </table:table-cell>
          <table:table-cell table:style-name="ce5" office:value-type="string" office:string-value=" 鎰發營造科技有限公司 " calcext:value-type="string">
            <text:p><text:s text:c="2"/>鎰發營造科技有限公司 <text:s/>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汰換老舊冷氣" calcext:value-type="string">
            <text:p><text:s/>汰換老舊冷氣 </text:p>
          </table:table-cell>
          <table:table-cell table:style-name="ce5" office:value-type="string" office:string-value="新化區" calcext:value-type="string">
            <text:p><text:s/>新化區 </text:p>
          </table:table-cell>
          <table:table-cell table:style-name="ce5" office:value-type="string" office:string-value="教育局(處)其他設備 " calcext:value-type="string">
            <text:p><text:s/>教育局(處)其他設備 <text:s/></text:p>
          </table:table-cell>
          <table:table-cell table:style-name="ce5" office:value-type="string" office:string-value="教育局" calcext:value-type="string">
            <text:p><text:s/>教育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禾聯電器股份有限公司" calcext:value-type="string">
            <text:p><text:s/>禾聯電器股份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大內區石湖里旗官湖農路改善工程" calcext:value-type="string">
            <text:p><text:s/>大內區石湖里旗官湖農路改善工程 </text:p>
          </table:table-cell>
          <table:table-cell table:style-name="ce5" office:value-type="string" office:string-value="大內區" calcext:value-type="string">
            <text:p><text:s/>大內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再生營造有限公司" calcext:value-type="string">
            <text:p><text:s/>再生營造有限公司 </text:p>
          </table:table-cell>
          <table:table-cell table:style-name="ce11" table:number-columns-repeated="852"/>
        </table:table-row>
        <table:table-row table:style-name="ro30">
          <table:table-cell table:style-name="ce5" office:value-type="string" office:string-value="龍崎區土崎里廣嚴農路(廣嚴高枝15右1-1)改善工程" calcext:value-type="string">
            <text:p><text:s/>龍崎區土崎里廣嚴農路(廣嚴高枝15右1-1)改善工程 </text:p>
          </table:table-cell>
          <table:table-cell table:style-name="ce5" office:value-type="string" office:string-value="龍崎區" calcext:value-type="string">
            <text:p><text:s/>龍崎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1" table:number-columns-repeated="852"/>
        </table:table-row>
        <table:table-row table:style-name="ro5">
          <table:table-cell table:style-name="ce5" office:value-type="string" office:string-value="西港區西埔段1052地號等農路改善工程" calcext:value-type="string">
            <text:p><text:s/>西港區西埔段1052地號等農路改善工程 </text:p>
          </table:table-cell>
          <table:table-cell table:style-name="ce5" office:value-type="string" office:string-value="西港區" calcext:value-type="string">
            <text:p><text:s/>西港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創建營造有限公司" calcext:value-type="string">
            <text:p><text:s/>創建營造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空氣調節機改善" calcext:value-type="string">
            <text:p><text:s/>空氣調節機改善 </text:p>
          </table:table-cell>
          <table:table-cell table:style-name="ce5" office:value-type="string" office:string-value="新市區" calcext:value-type="string">
            <text:p><text:s/>新市區 </text:p>
          </table:table-cell>
          <table:table-cell table:style-name="ce5" office:value-type="string" office:string-value="教育局(處)其他設備 " calcext:value-type="string">
            <text:p><text:s/>教育局(處)其他設備 <text:s/></text:p>
          </table:table-cell>
          <table:table-cell table:style-name="ce5" office:value-type="string" office:string-value="教育局" calcext:value-type="string">
            <text:p><text:s/>教育局 </text:p>
          </table:table-cell>
          <table:table-cell table:style-name="ce5" office:value-type="string" office:string-value="共同供應契約" calcext:value-type="string">
            <text:p><text:s/>共同供應契約 </text:p>
          </table:table-cell>
          <table:table-cell table:style-name="ce5" office:value-type="string" office:string-value="巨遠股份有限公司" calcext:value-type="string">
            <text:p><text:s/>巨遠股份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開南里活動中新購置單槍投影機" calcext:value-type="string">
            <text:p><text:s/>開南里活動中新購置單槍投影機 </text:p>
          </table:table-cell>
          <table:table-cell table:style-name="ce5" office:value-type="string" office:string-value="南區" calcext:value-type="string">
            <text:p><text:s/>南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尚真事業有限公司" calcext:value-type="string">
            <text:p><text:s/>尚真事業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關廟區南雄路二段880巷路面改善工程" calcext:value-type="string">
            <text:p><text:s/>關廟區南雄路二段880巷路面改善工程 </text:p>
          </table:table-cell>
          <table:table-cell table:style-name="ce5" office:value-type="string" office:string-value="新化區" calcext:value-type="string">
            <text:p><text:s/>新化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信展土木包工業" calcext:value-type="string">
            <text:p><text:s/>信展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汰換老舊冷氣" calcext:value-type="string">
            <text:p><text:s/>汰換老舊冷氣 </text:p>
          </table:table-cell>
          <table:table-cell table:style-name="ce5" office:value-type="string" office:string-value="永康區" calcext:value-type="string">
            <text:p><text:s/>永康區 </text:p>
          </table:table-cell>
          <table:table-cell table:style-name="ce5" office:value-type="string" office:string-value="教育局(處)其他設備 " calcext:value-type="string">
            <text:p><text:s/>教育局(處)其他設備 <text:s/></text:p>
          </table:table-cell>
          <table:table-cell table:style-name="ce5" office:value-type="string" office:string-value="教育局" calcext:value-type="string">
            <text:p><text:s/>教育局 </text:p>
          </table:table-cell>
          <table:table-cell table:style-name="ce5" office:value-type="string" office:string-value="共同供應契約" calcext:value-type="string">
            <text:p><text:s/>共同供應契約 </text:p>
          </table:table-cell>
          <table:table-cell table:style-name="ce5" office:value-type="string" office:string-value="巴ㄚ旺實業有限公司" calcext:value-type="string">
            <text:p><text:s/>巴ㄚ旺實業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大內區二溪里新社(動水量)農路改善工程" calcext:value-type="string">
            <text:p><text:s/>大內區二溪里新社(動水量)農路改善工程 </text:p>
          </table:table-cell>
          <table:table-cell table:style-name="ce5" office:value-type="string" office:string-value="大內區" calcext:value-type="string">
            <text:p><text:s/>大內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1" table:number-columns-repeated="852"/>
        </table:table-row>
        <table:table-row table:style-name="ro5">
          <table:table-cell table:style-name="ce5" office:value-type="string" office:string-value="頂安里社區活動中心視聽設備購置" calcext:value-type="string">
            <text:p><text:s/>頂安里社區活動中心視聽設備購置 </text:p>
          </table:table-cell>
          <table:table-cell table:style-name="ce5" office:value-type="string" office:string-value="後壁區" calcext:value-type="string">
            <text:p><text:s/>後壁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豐昌電器行" calcext:value-type="string">
            <text:p><text:s/>豐昌電器行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新化區信義路舊有雨水下水道人孔蓋新設工程" calcext:value-type="string">
            <text:p><text:s/>新化區信義路舊有雨水下水道人孔蓋新設工程 </text:p>
          </table:table-cell>
          <table:table-cell table:style-name="ce5" office:value-type="string" office:string-value=" 新化區 " calcext:value-type="string">
            <text:p><text:s text:c="2"/>新化區 <text:s/>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 誠達土木包工業 " calcext:value-type="string">
            <text:p><text:s text:c="2"/>誠達土木包工業 <text:s/>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裕聖里活動中心拉門隔間" calcext:value-type="string">
            <text:p><text:s/>裕聖里活動中心拉門隔間 </text:p>
          </table:table-cell>
          <table:table-cell table:style-name="ce5" office:value-type="string" office:string-value="東區" calcext:value-type="string">
            <text:p><text:s/>東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全球裝潢材料行" calcext:value-type="string">
            <text:p><text:s/>全球裝潢材料行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溪頂溪東活動中心部分天花板拆除工程" calcext:value-type="string">
            <text:p><text:s/>溪頂溪東活動中心部分天花板拆除工程 </text:p>
          </table:table-cell>
          <table:table-cell table:style-name="ce5" office:value-type="string" office:string-value="安南區" calcext:value-type="string">
            <text:p><text:s/>安南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英能空調工程行" calcext:value-type="string">
            <text:p><text:s/>英能空調工程行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土庫里活動中心汰換伴唱機設備" calcext:value-type="string">
            <text:p><text:s/>土庫里活動中心汰換伴唱機設備 </text:p>
          </table:table-cell>
          <table:table-cell table:style-name="ce5" office:value-type="string" office:string-value="仁德區" calcext:value-type="string">
            <text:p><text:s/>仁德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晉三視訊多媒體有限公司" calcext:value-type="string">
            <text:p><text:s/>晉三視訊多媒體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廣蓮里活動中心冷氣機汰舊換新工程" calcext:value-type="string">
            <text:p><text:s/>廣蓮里活動中心冷氣機汰舊換新工程 </text:p>
          </table:table-cell>
          <table:table-cell table:style-name="ce5" office:value-type="string" office:string-value="白河區" calcext:value-type="string">
            <text:p><text:s/>白河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共同供應契約" calcext:value-type="string">
            <text:p><text:s/>共同供應契約 </text:p>
          </table:table-cell>
          <table:table-cell table:style-name="ce5" office:value-type="string" office:string-value="麥得森企業有限公司" calcext:value-type="string">
            <text:p><text:s/>麥得森企業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成德福德華德里聯合活動中心汰換液晶電視及會議桌" calcext:value-type="string">
            <text:p><text:s/>成德福德華德里聯合活動中心汰換液晶電視及會議桌 </text:p>
          </table:table-cell>
          <table:table-cell table:style-name="ce5" office:value-type="string" office:string-value="北區" calcext:value-type="string">
            <text:p><text:s/>北區 </text:p>
          </table:table-cell>
          <table:table-cell table:style-name="ce5" office:value-type="string" calcext:value-type="string">
            <text:p>自治行政</text:p>
            <text:p>建築及設備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共同供應契約" calcext:value-type="string">
            <text:p><text:s/>共同供應契約 </text:p>
          </table:table-cell>
          <table:table-cell table:style-name="ce5" office:value-type="string" calcext:value-type="string">
            <text:p>寅勝企業有限公司</text:p>
            <text:p>承連企業有限公司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仁里里仁中街19巷側溝改善" calcext:value-type="string">
            <text:p><text:s/>仁里里仁中街19巷側溝改善 </text:p>
          </table:table-cell>
          <table:table-cell table:style-name="ce5" office:value-type="string" office:string-value="下營區" calcext:value-type="string">
            <text:p><text:s/>下營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佳霖土木包工業" calcext:value-type="string">
            <text:p><text:s/>佳霖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新化大坑太祖媽農路護坡工程" calcext:value-type="string">
            <text:p><text:s/>新化大坑太祖媽農路護坡工程 </text:p>
          </table:table-cell>
          <table:table-cell table:style-name="ce5" office:value-type="string" office:string-value="新化區" calcext:value-type="string">
            <text:p><text:s/>新化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比撒列土木工程有限公司" calcext:value-type="string">
            <text:p><text:s/>比撒列土木工程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大內區環湖里鳴頭高幹161右11旁農路邊坡改善工程" calcext:value-type="string">
            <text:p><text:s/>大內區環湖里鳴頭高幹161右11旁農路邊坡改善工程 </text:p>
          </table:table-cell>
          <table:table-cell table:style-name="ce5" office:value-type="string" office:string-value="大內區" calcext:value-type="string">
            <text:p><text:s/>大內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1" table:number-columns-repeated="852"/>
        </table:table-row>
        <table:table-row table:style-name="ro5">
          <table:table-cell table:style-name="ce5" office:value-type="string" office:string-value="新吉里申請伴唱機" calcext:value-type="string">
            <text:p><text:s/>新吉里申請伴唱機 </text:p>
          </table:table-cell>
          <table:table-cell table:style-name="ce5" office:value-type="string" office:string-value="安定區" calcext:value-type="string">
            <text:p><text:s/>安定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金鉉企業社 " calcext:value-type="string">
            <text:p><text:s/>金鉉企業社 <text:s/>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官田區官田里中脇農路改善工程" calcext:value-type="string">
            <text:p><text:s/>官田區官田里中脇農路改善工程 </text:p>
          </table:table-cell>
          <table:table-cell table:style-name="ce5" office:value-type="string" office:string-value="官田區" calcext:value-type="string">
            <text:p><text:s/>官田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弘鋅營造有限公司 " calcext:value-type="string">
            <text:p><text:s/>弘鋅營造有限公司 <text:s/>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新化區礁坑子段57地號旁野溪擋土護岸工程" calcext:value-type="string">
            <text:p><text:s/>新化區礁坑子段57地號旁野溪擋土護岸工程 </text:p>
          </table:table-cell>
          <table:table-cell table:style-name="ce5" office:value-type="string" office:string-value="新化區" calcext:value-type="string">
            <text:p><text:s/>新化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新志發營造有限公司" calcext:value-type="string">
            <text:p><text:s/>新志發營造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麻豆區油車里93-1號宅旁巷道改善工程" calcext:value-type="string">
            <text:p><text:s/>麻豆區油車里93-1號宅旁巷道改善工程 </text:p>
          </table:table-cell>
          <table:table-cell table:style-name="ce5" office:value-type="string" office:string-value="麻豆區" calcext:value-type="string">
            <text:p><text:s/>麻豆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吉田土木包工業" calcext:value-type="string">
            <text:p><text:s/>吉田土木包工業 </text:p>
          </table:table-cell>
          <table:table-cell table:style-name="ce11" table:number-columns-repeated="852"/>
        </table:table-row>
        <table:table-row table:style-name="ro31">
          <table:table-cell table:style-name="ce5" office:value-type="string" office:string-value="南區永成路二段900巷858號至399號間農路改善工程" calcext:value-type="string">
            <text:p><text:s/>南區永成路二段900巷858號至399號間農路改善工程 </text:p>
          </table:table-cell>
          <table:table-cell table:style-name="ce5" office:value-type="string" office:string-value="南區" calcext:value-type="string">
            <text:p><text:s/>南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吉田土木包工業" calcext:value-type="string">
            <text:p><text:s/>吉田土木包工業 </text:p>
          </table:table-cell>
          <table:table-cell table:style-name="ce11" table:number-columns-repeated="852"/>
        </table:table-row>
        <table:table-row table:style-name="ro31">
          <table:table-cell table:style-name="ce5" office:value-type="string" office:string-value="歸仁區歸仁里八甲圳溝旁路面改善工程(二期)" calcext:value-type="string">
            <text:p><text:s/>歸仁區歸仁里八甲圳溝旁路面改善工程(二期) </text:p>
          </table:table-cell>
          <table:table-cell table:style-name="ce5" office:value-type="string" office:string-value="歸仁區" calcext:value-type="string">
            <text:p><text:s/>歸仁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維信土木包工業" calcext:value-type="string">
            <text:p><text:s/>維信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菁豐里活動中心增設影音伴唱機組" calcext:value-type="string">
            <text:p><text:s/>菁豐里活動中心增設影音伴唱機組 </text:p>
          </table:table-cell>
          <table:table-cell table:style-name="ce5" office:value-type="string" office:string-value="後壁區" calcext:value-type="string">
            <text:p><text:s/>後壁區 </text:p>
          </table:table-cell>
          <table:table-cell table:style-name="ce5" office:value-type="string" calcext:value-type="string">
            <text:p>自治行政</text:p>
            <text:p>建築及設備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永真音響出租店" calcext:value-type="string">
            <text:p><text:s/>永真音響出租店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東山區大客里凹子腳(大庄5-15)農路改善工程" calcext:value-type="string">
            <text:p><text:s/>東山區大客里凹子腳(大庄5-15)農路改善工程 </text:p>
          </table:table-cell>
          <table:table-cell table:style-name="ce5" office:value-type="string" office:string-value="東山區" calcext:value-type="string">
            <text:p><text:s/>東山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茂盛土木包工業" calcext:value-type="string">
            <text:p><text:s/>茂盛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華德里增設智慧LED跑馬燈組" calcext:value-type="string">
            <text:p><text:s/>華德里增設智慧LED跑馬燈組 </text:p>
          </table:table-cell>
          <table:table-cell table:style-name="ce5" office:value-type="string" office:string-value="北區" calcext:value-type="string">
            <text:p><text:s/>北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福田工程行" calcext:value-type="string">
            <text:p><text:s/>福田工程行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龍崎區楠坑里楠仔坑排水改善工程" calcext:value-type="string">
            <text:p><text:s/>龍崎區楠坑里楠仔坑排水改善工程 </text:p>
          </table:table-cell>
          <table:table-cell table:style-name="ce5" office:value-type="string" office:string-value="龍崎區" calcext:value-type="string">
            <text:p><text:s/>龍崎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佳泰土木包工業" calcext:value-type="string">
            <text:p><text:s/>佳泰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南化區中坑里山尾寮農路(南化高幹276右9左1)改善工程" calcext:value-type="string">
            <text:p><text:s/>南化區中坑里山尾寮農路(南化高幹276右9左1)改善工程 </text:p>
          </table:table-cell>
          <table:table-cell table:style-name="ce5" office:value-type="string" office:string-value="南化區" calcext:value-type="string">
            <text:p><text:s/>南化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水旺土木包工業" calcext:value-type="string">
            <text:p><text:s/>水旺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歸仁區六甲里凱旋路三段1巷內東邊農路路面改善工程" calcext:value-type="string">
            <text:p><text:s/>歸仁區六甲里凱旋路三段1巷內東邊農路路面改善工程 </text:p>
          </table:table-cell>
          <table:table-cell table:style-name="ce5" office:value-type="string" office:string-value="歸仁區" calcext:value-type="string">
            <text:p><text:s/>歸仁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昱發土木包工業" calcext:value-type="string">
            <text:p><text:s/>昱發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關廟區深坑里南雄路12巷農路路面改善工程" calcext:value-type="string">
            <text:p><text:s/>關廟區深坑里南雄路12巷農路路面改善工程 </text:p>
          </table:table-cell>
          <table:table-cell table:style-name="ce5" office:value-type="string" office:string-value="關廟區" calcext:value-type="string">
            <text:p><text:s/>關廟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友文營造有限公司" calcext:value-type="string">
            <text:p><text:s/>友文營造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南化區南化里紫竹寺往福德正神廟旁農路(烏山高143)路面改善工程" calcext:value-type="string">
            <text:p><text:s/>南化區南化里紫竹寺往福德正神廟旁農路(烏山高143)路面改善工程 </text:p>
          </table:table-cell>
          <table:table-cell table:style-name="ce5" office:value-type="string" office:string-value="南化區" calcext:value-type="string">
            <text:p><text:s/>南化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冠頂土木包工業" calcext:value-type="string">
            <text:p><text:s/>冠頂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東山區水雲里(牛山高幹109右3左1右15)農路水溝改善工程" calcext:value-type="string">
            <text:p><text:s/>東山區水雲里(牛山高幹109右3左1右15)農路水溝改善工程 </text:p>
          </table:table-cell>
          <table:table-cell table:style-name="ce5" office:value-type="string" office:string-value="東山區" calcext:value-type="string">
            <text:p><text:s/>東山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益成土木包工業" calcext:value-type="string">
            <text:p><text:s/>益成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善化區胡厝里胡厝寮段97-350地號農路改善工程" calcext:value-type="string">
            <text:p><text:s/>善化區胡厝里胡厝寮段97-350地號農路改善工程 </text:p>
          </table:table-cell>
          <table:table-cell table:style-name="ce5" office:value-type="string" office:string-value="善化區" calcext:value-type="string">
            <text:p><text:s/>善化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1" table:number-columns-repeated="852"/>
        </table:table-row>
        <table:table-row table:style-name="ro5">
          <table:table-cell table:style-name="ce5" office:value-type="string" office:string-value="鹿田李江家古厝半月池護欄工程" calcext:value-type="string">
            <text:p><text:s/>鹿田李江家古厝半月池護欄工程 </text:p>
          </table:table-cell>
          <table:table-cell table:style-name="ce5" office:value-type="string" office:string-value="楠西區" calcext:value-type="string">
            <text:p><text:s/>楠西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建欣土木包工業" calcext:value-type="string">
            <text:p><text:s/>建欣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新化區那拔里北勢尾叉路口農路及排水工程" calcext:value-type="string">
            <text:p><text:s/>新化區那拔里北勢尾叉路口農路及排水工程 </text:p>
          </table:table-cell>
          <table:table-cell table:style-name="ce5" office:value-type="string" office:string-value="新化區" calcext:value-type="string">
            <text:p><text:s/>新化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1" table:number-columns-repeated="852"/>
        </table:table-row>
        <table:table-row table:style-name="ro5">
          <table:table-cell table:style-name="ce5" office:value-type="string" office:string-value="南化區北平里中坑段31-3地號排水改善工程" calcext:value-type="string">
            <text:p><text:s/>南化區北平里中坑段31-3地號排水改善工程 </text:p>
          </table:table-cell>
          <table:table-cell table:style-name="ce5" office:value-type="string" office:string-value="南化區" calcext:value-type="string">
            <text:p><text:s/>南化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永大土木包工業" calcext:value-type="string">
            <text:p><text:s/>永大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新化區聯合里活動中心增設投影機設備" calcext:value-type="string">
            <text:p><text:s/>新化區聯合里活動中心增設投影機設備 </text:p>
          </table:table-cell>
          <table:table-cell table:style-name="ce5" office:value-type="string" office:string-value="新化區" calcext:value-type="string">
            <text:p><text:s/>新化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宏權科技有限公司" calcext:value-type="string">
            <text:p><text:s/>宏權科技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東山區東原里頂崎(東原高幹127-1右35)農路改善工程" calcext:value-type="string">
            <text:p><text:s/>東山區東原里頂崎(東原高幹127-1右35)農路改善工程 </text:p>
          </table:table-cell>
          <table:table-cell table:style-name="ce5" office:value-type="string" office:string-value="東山區" calcext:value-type="string">
            <text:p><text:s/>東山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1" table:number-columns-repeated="852"/>
        </table:table-row>
        <table:table-row table:style-name="ro5">
          <table:table-cell table:style-name="ce5" office:value-type="string" office:string-value="108年七股區篤加里庄內道路路面改善工程" calcext:value-type="string">
            <text:p><text:s/>108年七股區篤加里庄內道路路面改善工程 </text:p>
          </table:table-cell>
          <table:table-cell table:style-name="ce5" office:value-type="string" office:string-value="七股區" calcext:value-type="string">
            <text:p><text:s/>七股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創建營造有限公司" calcext:value-type="string">
            <text:p><text:s/>創建營造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東山區高原里茶園(茶園高分4~7)農路改善工程" calcext:value-type="string">
            <text:p><text:s/>東山區高原里茶園(茶園高分4~7)農路改善工程 </text:p>
          </table:table-cell>
          <table:table-cell table:style-name="ce5" office:value-type="string" office:string-value="東山區" calcext:value-type="string">
            <text:p><text:s/>東山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創建營造有限公司" calcext:value-type="string">
            <text:p><text:s/>創建營造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南紙里及姑爺里活動中心建築物公共安全檢查改善計畫" calcext:value-type="string">
            <text:p><text:s/>南紙里及姑爺里活動中心建築物公共安全檢查改善計畫 </text:p>
          </table:table-cell>
          <table:table-cell table:style-name="ce5" office:value-type="string" office:string-value="新營區" calcext:value-type="string">
            <text:p><text:s/>新營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莊欽淇建築師事務所" calcext:value-type="string">
            <text:p><text:s/>莊欽淇建築師事務所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108山上區牛稠埔101及101-11等地號旁農路邊坡改善工程" calcext:value-type="string">
            <text:p><text:s/>108山上區牛稠埔101及101-11等地號旁農路邊坡改善工程 </text:p>
          </table:table-cell>
          <table:table-cell table:style-name="ce5" office:value-type="string" office:string-value="山上區" calcext:value-type="string">
            <text:p><text:s/>山上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裕軒土木包工業" calcext:value-type="string">
            <text:p><text:s/>裕軒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官田區渡拔里(番子渡頭段1-3地號旁)農路改善工程" calcext:value-type="string">
            <text:p><text:s/>官田區渡拔里(番子渡頭段1-3地號旁)農路改善工程 </text:p>
          </table:table-cell>
          <table:table-cell table:style-name="ce5" office:value-type="string" office:string-value="官田區" calcext:value-type="string">
            <text:p><text:s/>官田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南宏土木包工工程有限公司" calcext:value-type="string">
            <text:p><text:s/>南宏土木包工工程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白河區六溪里7鄰六重溪段245地號旁農路改善工程" calcext:value-type="string">
            <text:p><text:s/>白河區六溪里7鄰六重溪段245地號旁農路改善工程 </text:p>
          </table:table-cell>
          <table:table-cell table:style-name="ce5" office:value-type="string" office:string-value="白河區" calcext:value-type="string">
            <text:p><text:s/>白河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坤玄土木包工業" calcext:value-type="string">
            <text:p><text:s/>坤玄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玉井區豐里里(口宵里段112-62等地號)農路改善工程" calcext:value-type="string">
            <text:p><text:s/>玉井區豐里里(口宵里段112-62等地號)農路改善工程 </text:p>
          </table:table-cell>
          <table:table-cell table:style-name="ce5" office:value-type="string" office:string-value="玉井區" calcext:value-type="string">
            <text:p><text:s/>玉井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全益土木工程有限公司" calcext:value-type="string">
            <text:p><text:s/>全益土木工程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新化礁坑羊林里173區道內農路工程" calcext:value-type="string">
            <text:p><text:s/>新化礁坑羊林里173區道內農路工程 </text:p>
          </table:table-cell>
          <table:table-cell table:style-name="ce5" office:value-type="string" office:string-value="新化區" calcext:value-type="string">
            <text:p><text:s/>新化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誠達土木包工業" calcext:value-type="string">
            <text:p><text:s/>誠達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關廟區新光里新光街路面(北寮高枝19左2至北寮高枝19左4旁)路堤改善工程" calcext:value-type="string">
            <text:p><text:s/>關廟區新光里新光街路面(北寮高枝19左2至北寮高枝19左4旁)路堤改善工程 </text:p>
          </table:table-cell>
          <table:table-cell table:style-name="ce5" office:value-type="string" office:string-value="關廟區" calcext:value-type="string">
            <text:p><text:s/>關廟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國誠營造股份有限公司" calcext:value-type="string">
            <text:p><text:s/>國誠營造股份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七股區第一壘球場改善工程" calcext:value-type="string">
            <text:p><text:s/>七股區第一壘球場改善工程 </text:p>
          </table:table-cell>
          <table:table-cell table:style-name="ce5" office:value-type="string" office:string-value="七股區" calcext:value-type="string">
            <text:p><text:s/>七股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永東鴻土木包工業" calcext:value-type="string">
            <text:p><text:s/>永東鴻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嘉苳社區活動中心椅子設備購置" calcext:value-type="string">
            <text:p><text:s/>嘉苳社區活動中心椅子設備購置 </text:p>
          </table:table-cell>
          <table:table-cell table:style-name="ce5" office:value-type="string" office:string-value="後壁區" calcext:value-type="string">
            <text:p><text:s/>後壁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金永和有限公司" calcext:value-type="string">
            <text:p><text:s/>金永和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振興里活動中心汰換音響系統" calcext:value-type="string">
            <text:p><text:s/>振興里活動中心汰換音響系統 </text:p>
          </table:table-cell>
          <table:table-cell table:style-name="ce5" office:value-type="string" office:string-value="北區" calcext:value-type="string">
            <text:p><text:s/>北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大禾音響社" calcext:value-type="string">
            <text:p><text:s/>大禾音響社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十份里購置廣播機及喇叭變壓器" calcext:value-type="string">
            <text:p><text:s/>十份里購置廣播機及喇叭變壓器 </text:p>
          </table:table-cell>
          <table:table-cell table:style-name="ce5" office:value-type="string" office:string-value="七股區" calcext:value-type="string">
            <text:p><text:s/>七股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廣昕科技企業社" calcext:value-type="string">
            <text:p><text:s/>廣昕科技企業社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安南區安順寮排水橋樑2K+952無名橋改建拓寬工程" calcext:value-type="string">
            <text:p><text:s/>安南區安順寮排水橋樑2K+952無名橋改建拓寬工程 </text:p>
          </table:table-cell>
          <table:table-cell table:style-name="ce5" office:value-type="string" office:string-value="安南區" calcext:value-type="string">
            <text:p><text:s/>安南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1" table:number-columns-repeated="852"/>
        </table:table-row>
        <table:table-row table:style-name="ro5">
          <table:table-cell table:style-name="ce5" office:value-type="string" office:string-value="文南里活動中心申請購置單面全彩色電子看板" calcext:value-type="string">
            <text:p><text:s/>文南里活動中心申請購置單面全彩色電子看板 </text:p>
          </table:table-cell>
          <table:table-cell table:style-name="ce5" office:value-type="string" office:string-value="南區" calcext:value-type="string">
            <text:p><text:s/>南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徠特科技企業社" calcext:value-type="string">
            <text:p><text:s/>徠特科技企業社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人行道鋪面改善" calcext:value-type="string">
            <text:p><text:s/>人行道鋪面改善 </text:p>
          </table:table-cell>
          <table:table-cell table:style-name="ce5" office:value-type="string" office:string-value="新營區" calcext:value-type="string">
            <text:p><text:s/>新營區 </text:p>
          </table:table-cell>
          <table:table-cell table:style-name="ce5" office:value-type="string" office:string-value="教育局(處)土地購置 " calcext:value-type="string">
            <text:p><text:s/>教育局(處)土地購置 <text:s/></text:p>
          </table:table-cell>
          <table:table-cell table:style-name="ce5" office:value-type="string" office:string-value="教育局" calcext:value-type="string">
            <text:p><text:s/>教育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昱承營造有限公司" calcext:value-type="string">
            <text:p><text:s/>昱承營造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新化大坑清溝農路駁崁工程" calcext:value-type="string">
            <text:p><text:s/>新化大坑清溝農路駁崁工程 </text:p>
          </table:table-cell>
          <table:table-cell table:style-name="ce5" office:value-type="string" office:string-value="新化區" calcext:value-type="string">
            <text:p><text:s/>新化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1" table:number-columns-repeated="852"/>
        </table:table-row>
        <table:table-row table:style-name="ro5">
          <table:table-cell table:style-name="ce5" office:value-type="string" office:string-value="台南市安南區青草崙堤防旁農路改善工程" calcext:value-type="string">
            <text:p><text:s/>台南市安南區青草崙堤防旁農路改善工程 </text:p>
          </table:table-cell>
          <table:table-cell table:style-name="ce5" office:value-type="string" office:string-value="安南區" calcext:value-type="string">
            <text:p><text:s/>安南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崴盛土木包工業" calcext:value-type="string">
            <text:p><text:s/>崴盛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東山區聖賢里北勢寮(聖賢高幹23左7)農路改善工程" calcext:value-type="string">
            <text:p><text:s/>東山區聖賢里北勢寮(聖賢高幹23左7)農路改善工程 </text:p>
          </table:table-cell>
          <table:table-cell table:style-name="ce5" office:value-type="string" office:string-value="東山區" calcext:value-type="string">
            <text:p><text:s/>東山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益成土木包工業" calcext:value-type="string">
            <text:p><text:s/>益成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文科里申請伴唱機" calcext:value-type="string">
            <text:p><text:s/>文科里申請伴唱機 </text:p>
          </table:table-cell>
          <table:table-cell table:style-name="ce5" office:value-type="string" office:string-value="安定區" calcext:value-type="string">
            <text:p><text:s/>安定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金鉉企業社" calcext:value-type="string">
            <text:p><text:s/>金鉉企業社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五福街82巷等道路排水溝改善工程" calcext:value-type="string">
            <text:p><text:s/>五福街82巷等道路排水溝改善工程 </text:p>
          </table:table-cell>
          <table:table-cell table:style-name="ce5" office:value-type="string" office:string-value="永康區" calcext:value-type="string">
            <text:p><text:s/>永康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永代土木包工業" calcext:value-type="string">
            <text:p><text:s/>永代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榮和里第5、10鄰及中正里第7鄰聯絡道路路面改善" calcext:value-type="string">
            <text:p><text:s/>榮和里第5、10鄰及中正里第7鄰聯絡道路路面改善 </text:p>
          </table:table-cell>
          <table:table-cell table:style-name="ce5" office:value-type="string" office:string-value="左鎮區" calcext:value-type="string">
            <text:p><text:s/>左鎮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再生營造有限公司" calcext:value-type="string">
            <text:p><text:s/>再生營造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新化區礁坑里中興高枝27前農路改善工程" calcext:value-type="string">
            <text:p><text:s/>新化區礁坑里中興高枝27前農路改善工程 </text:p>
          </table:table-cell>
          <table:table-cell table:style-name="ce5" office:value-type="string" office:string-value="新化區" calcext:value-type="string">
            <text:p><text:s/>新化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弘岱營造股份有限公司 " calcext:value-type="string">
            <text:p><text:s/>弘岱營造股份有限公司 <text:s/>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貢哩公園彩繪補色" calcext:value-type="string">
            <text:p><text:s/>貢哩公園彩繪補色 </text:p>
          </table:table-cell>
          <table:table-cell table:style-name="ce5" office:value-type="string" office:string-value="關廟區" calcext:value-type="string">
            <text:p><text:s/>關廟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鏵鋒企業有限公司" calcext:value-type="string">
            <text:p><text:s/>鏵鋒企業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山上區新莊里區域排水改善工程" calcext:value-type="string">
            <text:p><text:s/>山上區新莊里區域排水改善工程 </text:p>
          </table:table-cell>
          <table:table-cell table:style-name="ce5" office:value-type="string" office:string-value=" 山上區 " calcext:value-type="string">
            <text:p><text:s text:c="2"/>山上區 <text:s/>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 公開招標 " calcext:value-type="string">
            <text:p><text:s text:c="2"/>公開招標 <text:s/></text:p>
          </table:table-cell>
          <table:table-cell table:style-name="ce5" office:value-type="string" office:string-value=" 裕佶營造有限公司 " calcext:value-type="string">
            <text:p><text:s text:c="2"/>裕佶營造有限公司 <text:s/>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文南里活動中心購置伴唱機及音響設備" calcext:value-type="string">
            <text:p><text:s/>文南里活動中心購置伴唱機及音響設備 </text:p>
          </table:table-cell>
          <table:table-cell table:style-name="ce5" office:value-type="string" office:string-value="南區" calcext:value-type="string">
            <text:p><text:s/>南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尚真事業有限公司" calcext:value-type="string">
            <text:p><text:s/>尚真事業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學甲區新達里瓦寮80-1號前魚溫道路改善工程" calcext:value-type="string">
            <text:p><text:s/>學甲區新達里瓦寮80-1號前魚溫道路改善工程 </text:p>
          </table:table-cell>
          <table:table-cell table:style-name="ce5" office:value-type="string" office:string-value="學甲區" calcext:value-type="string">
            <text:p><text:s/>學甲區 </text:p>
          </table:table-cell>
          <table:table-cell table:style-name="ce5" office:value-type="string" office:string-value="漁業建設" calcext:value-type="string">
            <text:p><text:s/>漁業建設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吉田土木包工業" calcext:value-type="string">
            <text:p><text:s/>吉田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東山區高原里大公坑(0626)農路改善工程" calcext:value-type="string">
            <text:p><text:s/>東山區高原里大公坑(0626)農路改善工程 </text:p>
          </table:table-cell>
          <table:table-cell table:style-name="ce5" office:value-type="string" office:string-value="東山區" calcext:value-type="string">
            <text:p><text:s/>東山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茂盛土木包工業" calcext:value-type="string">
            <text:p><text:s/>茂盛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富強里活動中心飲水機" calcext:value-type="string">
            <text:p><text:s/>富強里活動中心飲水機 </text:p>
          </table:table-cell>
          <table:table-cell table:style-name="ce5" office:value-type="string" office:string-value="東區" calcext:value-type="string">
            <text:p><text:s/>東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偉志股份有限公司" calcext:value-type="string">
            <text:p><text:s/>偉志股份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小北里活動中心汰換音響系統" calcext:value-type="string">
            <text:p><text:s/>小北里活動中心汰換音響系統 </text:p>
          </table:table-cell>
          <table:table-cell table:style-name="ce5" office:value-type="string" office:string-value="北區" calcext:value-type="string">
            <text:p><text:s/>北區 </text:p>
          </table:table-cell>
          <table:table-cell table:style-name="ce5" office:value-type="string" calcext:value-type="string">
            <text:p>自治行政</text:p>
            <text:p>建築及設備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名人電子器材行" calcext:value-type="string">
            <text:p><text:s/>名人電子器材行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麻豆區北勢里14號前農路及排水改善工程" calcext:value-type="string">
            <text:p><text:s/>麻豆區北勢里14號前農路及排水改善工程 </text:p>
          </table:table-cell>
          <table:table-cell table:style-name="ce5" office:value-type="string" office:string-value="麻豆區" calcext:value-type="string">
            <text:p><text:s/>麻豆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健曜土木包工業" calcext:value-type="string">
            <text:p><text:s/>健曜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歸仁區大潭里長榮路二段90巷中後段農路銜接排水改善工程" calcext:value-type="string">
            <text:p><text:s/>歸仁區大潭里長榮路二段90巷中後段農路銜接排水改善工程 </text:p>
          </table:table-cell>
          <table:table-cell table:style-name="ce5" office:value-type="string" office:string-value="歸仁區" calcext:value-type="string">
            <text:p><text:s/>歸仁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1" table:number-columns-repeated="852"/>
        </table:table-row>
        <table:table-row table:style-name="ro5">
          <table:table-cell table:style-name="ce5" office:value-type="string" office:string-value="安正里前班30-1號前路面改善工程" calcext:value-type="string">
            <text:p><text:s/>安正里前班30-1號前路面改善工程 </text:p>
          </table:table-cell>
          <table:table-cell table:style-name="ce5" office:value-type="string" office:string-value="麻豆區" calcext:value-type="string">
            <text:p><text:s/>麻豆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吉田土木包工業" calcext:value-type="string">
            <text:p><text:s/>吉田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仁德區壘球場內野改善工程" calcext:value-type="string">
            <text:p><text:s/>仁德區壘球場內野改善工程 </text:p>
          </table:table-cell>
          <table:table-cell table:style-name="ce5" office:value-type="string" office:string-value="仁德區" calcext:value-type="string">
            <text:p><text:s/>仁德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久億土木包工業　" calcext:value-type="string">
            <text:p><text:s/>久億土木包工業　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大內區頭社湖子內三崁漏砂溝護岸修復工程" calcext:value-type="string">
            <text:p><text:s/>大內區頭社湖子內三崁漏砂溝護岸修復工程 </text:p>
          </table:table-cell>
          <table:table-cell table:style-name="ce5" office:value-type="string" office:string-value="大內區" calcext:value-type="string">
            <text:p><text:s/>大內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 辦理招標中 " calcext:value-type="string">
            <text:p><text:s text:c="2"/>辦理招標中 <text:s/></text:p>
          </table:table-cell>
          <table:table-cell table:style-name="ce5"/>
          <table:table-cell table:style-name="ce11" table:number-columns-repeated="852"/>
        </table:table-row>
        <table:table-row table:style-name="ro5">
          <table:table-cell table:style-name="ce5" office:value-type="string" office:string-value="東山區高原里李子園(二坑高幹216左4)農路改善工程" calcext:value-type="string">
            <text:p><text:s/>東山區高原里李子園(二坑高幹216左4)農路改善工程 </text:p>
          </table:table-cell>
          <table:table-cell table:style-name="ce5" office:value-type="string" office:string-value="東山區" calcext:value-type="string">
            <text:p><text:s/>東山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茂盛土木包工業" calcext:value-type="string">
            <text:p><text:s/>茂盛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汰換老舊折合式會議桌" calcext:value-type="string">
            <text:p><text:s/>汰換老舊折合式會議桌 </text:p>
          </table:table-cell>
          <table:table-cell table:style-name="ce5" office:value-type="string" office:string-value="安南區" calcext:value-type="string">
            <text:p><text:s/>安南區 </text:p>
          </table:table-cell>
          <table:table-cell table:style-name="ce5" office:value-type="string" office:string-value="教育局(處)其他設備 " calcext:value-type="string">
            <text:p><text:s/>教育局(處)其他設備 <text:s/></text:p>
          </table:table-cell>
          <table:table-cell table:style-name="ce5" office:value-type="string" office:string-value="教育局" calcext:value-type="string">
            <text:p><text:s/>教育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金金辦公家具有限公司" calcext:value-type="string">
            <text:p><text:s/>金金辦公家具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青鯤鯓朝天宮前廣場道路鋪面改善工程" calcext:value-type="string">
            <text:p><text:s/>青鯤鯓朝天宮前廣場道路鋪面改善工程 </text:p>
          </table:table-cell>
          <table:table-cell table:style-name="ce5" office:value-type="string" office:string-value="將軍區" calcext:value-type="string">
            <text:p><text:s/>將軍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創建營造有限公司" calcext:value-type="string">
            <text:p><text:s/>創建營造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南都里活動中心增設監視器設備" calcext:value-type="string">
            <text:p><text:s/>南都里活動中心增設監視器設備 </text:p>
          </table:table-cell>
          <table:table-cell table:style-name="ce5" office:value-type="string" office:string-value="南區" calcext:value-type="string">
            <text:p><text:s/>南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上億電化商品店" calcext:value-type="string">
            <text:p><text:s/>上億電化商品店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小北里活動中心購置監視系統" calcext:value-type="string">
            <text:p><text:s/>小北里活動中心購置監視系統 </text:p>
          </table:table-cell>
          <table:table-cell table:style-name="ce5" office:value-type="string" office:string-value="北區" calcext:value-type="string">
            <text:p><text:s/>北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群益通訊工程行" calcext:value-type="string">
            <text:p><text:s/>群益通訊工程行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108年度北區北元公園部分區域排水改善工程" calcext:value-type="string">
            <text:p><text:s/>108年度北區北元公園部分區域排水改善工程 </text:p>
          </table:table-cell>
          <table:table-cell table:style-name="ce5" office:value-type="string" office:string-value="北區" calcext:value-type="string">
            <text:p><text:s/>北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福田工程行" calcext:value-type="string">
            <text:p><text:s/>福田工程行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麻豆區埤頭里西邊寮高幹10右7及10右9路面改善工程" calcext:value-type="string">
            <text:p><text:s/>麻豆區埤頭里西邊寮高幹10右7及10右9路面改善工程 </text:p>
          </table:table-cell>
          <table:table-cell table:style-name="ce5" office:value-type="string" office:string-value="麻豆區" calcext:value-type="string">
            <text:p><text:s/>麻豆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吉田土木包工業" calcext:value-type="string">
            <text:p><text:s/>吉田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新化區礁坑里九層嶺84號後農路邊坡崩塌改善工程" calcext:value-type="string">
            <text:p><text:s/>新化區礁坑里九層嶺84號後農路邊坡崩塌改善工程 </text:p>
          </table:table-cell>
          <table:table-cell table:style-name="ce5" office:value-type="string" office:string-value="新化區" calcext:value-type="string">
            <text:p><text:s/>新化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1" table:number-columns-repeated="852"/>
        </table:table-row>
        <table:table-row table:style-name="ro5">
          <table:table-cell table:style-name="ce5" office:value-type="string" office:string-value="營前里中正南路106巷側溝改善" calcext:value-type="string">
            <text:p><text:s/>營前里中正南路106巷側溝改善 </text:p>
          </table:table-cell>
          <table:table-cell table:style-name="ce5" office:value-type="string" office:string-value="下營區" calcext:value-type="string">
            <text:p><text:s/>下營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佳霖土木包工業" calcext:value-type="string">
            <text:p><text:s/>佳霖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台南市安南區安中路四段381巷農路改善工程" calcext:value-type="string">
            <text:p><text:s/>台南市安南區安中路四段381巷農路改善工程 </text:p>
          </table:table-cell>
          <table:table-cell table:style-name="ce5" office:value-type="string" office:string-value="安南區" calcext:value-type="string">
            <text:p><text:s/>安南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1" table:number-columns-repeated="852"/>
        </table:table-row>
        <table:table-row table:style-name="ro5">
          <table:table-cell table:style-name="ce5" office:value-type="string" office:string-value="關廟區南雄里田中維勝旁農路改善工程" calcext:value-type="string">
            <text:p><text:s/>關廟區南雄里田中維勝旁農路改善工程 </text:p>
          </table:table-cell>
          <table:table-cell table:style-name="ce5" office:value-type="string" office:string-value="關廟區" calcext:value-type="string">
            <text:p><text:s/>關廟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友文營造有限公司" calcext:value-type="string">
            <text:p><text:s/>友文營造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二王里二王社區活動中心購置冷氣機設備" calcext:value-type="string">
            <text:p><text:s/>二王里二王社區活動中心購置冷氣機設備 </text:p>
          </table:table-cell>
          <table:table-cell table:style-name="ce5" office:value-type="string" office:string-value="永康區" calcext:value-type="string">
            <text:p><text:s/>永康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共同供應契約" calcext:value-type="string">
            <text:p><text:s/>共同供應契約 </text:p>
          </table:table-cell>
          <table:table-cell table:style-name="ce5" office:value-type="string" office:string-value="山菱科技有限公司" calcext:value-type="string">
            <text:p><text:s/>山菱科技有限公司 </text:p>
          </table:table-cell>
          <table:table-cell table:style-name="ce11" table:number-columns-repeated="852"/>
        </table:table-row>
        <table:table-row table:style-name="ro32">
          <table:table-cell table:style-name="ce5" office:value-type="string" office:string-value="睦光里埤內農路(埤內高分37左1)路面改善工程" calcext:value-type="string">
            <text:p><text:s/>睦光里埤內農路(埤內高分37左1)路面改善工程 </text:p>
          </table:table-cell>
          <table:table-cell table:style-name="ce5" office:value-type="string" office:string-value="左鎮區" calcext:value-type="string">
            <text:p><text:s/>左鎮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元第土木包工業" calcext:value-type="string">
            <text:p><text:s/>元第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六甲中正路373巷及485巷路面改善工程" calcext:value-type="string">
            <text:p><text:s/>六甲中正路373巷及485巷路面改善工程 </text:p>
          </table:table-cell>
          <table:table-cell table:style-name="ce5" office:value-type="string" office:string-value="六甲區" calcext:value-type="string">
            <text:p><text:s/>六甲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弘鋅營造有限公司" calcext:value-type="string">
            <text:p><text:s/>弘鋅營造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大內區石湖里番仔溝路面修復工程" calcext:value-type="string">
            <text:p><text:s/>大內區石湖里番仔溝路面修復工程 </text:p>
          </table:table-cell>
          <table:table-cell table:style-name="ce5" office:value-type="string" office:string-value="大內區" calcext:value-type="string">
            <text:p><text:s/>大內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1" table:number-columns-repeated="852"/>
        </table:table-row>
        <table:table-row table:style-name="ro5">
          <table:table-cell table:style-name="ce5" office:value-type="string" office:string-value="東山區水雲里湖內(453-2)農路改善工程" calcext:value-type="string">
            <text:p><text:s/>東山區水雲里湖內(453-2)農路改善工程 </text:p>
          </table:table-cell>
          <table:table-cell table:style-name="ce5" office:value-type="string" office:string-value="東山區" calcext:value-type="string">
            <text:p><text:s/>東山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1" table:number-columns-repeated="852"/>
        </table:table-row>
        <table:table-row table:style-name="ro5">
          <table:table-cell table:style-name="ce5" office:value-type="string" office:string-value="安定區嘉同里17號旁漁塭道路改善工程" calcext:value-type="string">
            <text:p><text:s/>安定區嘉同里17號旁漁塭道路改善工程 </text:p>
          </table:table-cell>
          <table:table-cell table:style-name="ce5" office:value-type="string" office:string-value="安定區" calcext:value-type="string">
            <text:p><text:s/>安定區 </text:p>
          </table:table-cell>
          <table:table-cell table:style-name="ce5" office:value-type="string" office:string-value="漁業建設" calcext:value-type="string">
            <text:p><text:s/>漁業建設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吉田土木包工業" calcext:value-type="string">
            <text:p><text:s/>吉田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白河區崎內里馬稠後段1-32地號旁農路改善工程" calcext:value-type="string">
            <text:p><text:s/>白河區崎內里馬稠後段1-32地號旁農路改善工程 </text:p>
          </table:table-cell>
          <table:table-cell table:style-name="ce5" office:value-type="string" office:string-value="白河區" calcext:value-type="string">
            <text:p><text:s/>白河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1" table:number-columns-repeated="852"/>
        </table:table-row>
        <table:table-row table:style-name="ro5">
          <table:table-cell table:style-name="ce5" office:value-type="string" office:string-value="詔豐里8鄰頂崁頭道路改善工程" calcext:value-type="string">
            <text:p><text:s/>詔豐里8鄰頂崁頭道路改善工程 </text:p>
          </table:table-cell>
          <table:table-cell table:style-name="ce5" office:value-type="string" office:string-value="白河區" calcext:value-type="string">
            <text:p><text:s/>白河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創建營造有限公司" calcext:value-type="string">
            <text:p><text:s/>創建營造有限公司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安定區海寮里河川公地農路改善工程" calcext:value-type="string">
            <text:p><text:s/>安定區海寮里河川公地農路改善工程 </text:p>
          </table:table-cell>
          <table:table-cell table:style-name="ce5" office:value-type="string" office:string-value="安定區" calcext:value-type="string">
            <text:p><text:s/>安定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吉田土木包工業" calcext:value-type="string">
            <text:p><text:s/>吉田土木包工業 </text:p>
          </table:table-cell>
          <table:table-cell table:style-name="ce11" table:number-columns-repeated="852"/>
        </table:table-row>
        <table:table-row table:style-name="ro5">
          <table:table-cell table:style-name="ce5" office:value-type="string" office:string-value="玉井區層林里(左玉幹左支1-1)農路改善工程" calcext:value-type="string">
            <text:p><text:s/>玉井區層林里(左玉幹左支1-1)農路改善工程 </text:p>
          </table:table-cell>
          <table:table-cell table:style-name="ce5" office:value-type="string" office:string-value="玉井區" calcext:value-type="string">
            <text:p><text:s/>玉井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1" table:number-columns-repeated="852"/>
        </table:table-row>
        <table:table-row table:style-name="ro5">
          <table:table-cell table:style-name="ce5" office:value-type="string" office:string-value="安業里安業部落道路改善工程" calcext:value-type="string">
            <text:p><text:s/>安業里安業部落道路改善工程 </text:p>
          </table:table-cell>
          <table:table-cell table:style-name="ce5" office:value-type="string" office:string-value="麻豆區" calcext:value-type="string">
            <text:p><text:s/>麻豆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吉田土木包工業" calcext:value-type="string">
            <text:p><text:s/>吉田土木包工業 </text:p>
          </table:table-cell>
          <table:table-cell table:style-name="ce11" table:number-columns-repeated="852"/>
        </table:table-row>
        <table:table-row table:style-name="ro33">
          <table:table-cell table:style-name="ce6"/>
          <table:table-cell table:style-name="ce8"/>
          <table:table-cell table:number-columns-repeated="856"/>
        </table:table-row>
        <table:table-row table:style-name="ro34" table:number-rows-repeated="1048333">
          <table:table-cell table:number-columns-repeated="858"/>
        </table:table-row>
        <table:table-row table:style-name="ro34">
          <table:table-cell table:number-columns-repeated="858"/>
        </table:table-row>
        <table:named-expressions>
          <table:named-expression table:name="Print_Area" table:base-cell-address="$'議員-總處建議版本第4季'.$A$1" table:expression="議員-#ref!.[.$A$1]:議員-#REF!"/>
          <table:named-expression table:name="Print_Titles" table:base-cell-address="$'議員-總處建議版本第4季'.$A$1" table:expression="議員-#ref!.[.$A$1]:議員-#REF!"/>
        </table:named-expressions>
      </table:table>
      <table:named-expressions/>
      <table:database-ranges>
        <table:database-range table:name="__Anonymous_Sheet_DB__0" table:target-range-address="'議員-總處建議版本第4季'.A7:'議員-總處建議版本第4季'.F24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Helv" svg:font-family="Helv" style:font-family-generic="swiss"/>
    <style:font-face style:name="Helv1" svg:font-family="Helv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思源黑體" svg:font-family="思源黑體" style:font-family-generic="system" style:font-pitch="variable"/>
    <style:font-face style:name="新細明體" svg:font-family="新細明體"/>
    <style:font-face style:name="標楷體" svg:font-family="標楷體" style:font-family-generic="script"/>
    <style:font-face style:name="標楷體1" svg:font-family="標楷體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Segoe UI" style:font-size-asian="10pt" style:language-asian="zh" style:country-asian="TW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41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-</number:text>
      <number:number number:decimal-places="0" number:min-decimal-places="0" number:min-integer-digits="2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38">
      <number:text> </number:text>
      <number:number number:decimal-places="2" number:min-decimal-places="2" number:min-integer-digits="1" number:grouping="true"/>
      <number:text> </number:text>
    </number:number-style>
    <number:number-style style:name="N139">
      <number:text>-</number:text>
      <number:number number:decimal-places="2" number:min-decimal-places="2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2"/>
      <number:text> </number:text>
    </number:number-style>
    <number:number-style style:name="N142">
      <number:text> </number:text>
      <number:number number:decimal-places="0" number:min-decimal-places="0" number:min-integer-digits="1"/>
      <number:text> </number:text>
    </number:number-style>
    <number:number-style style:name="N143">
      <number:text>-</number:text>
      <number:number number:decimal-places="0" number:min-decimal-places="0" number:min-integer-digits="1"/>
      <number:text> </number:text>
    </number:number-style>
    <number:number-style style:name="N144P0" style:volatile="true">
      <number:text> </number:text>
      <number:number number:decimal-places="0" number:min-decimal-places="0" number:min-integer-digits="1"/>
      <number:text> </number:text>
    </number:number-style>
    <number:number-style style:name="N144P1" style:volatile="true">
      <number:text>-</number:text>
      <number:number number:decimal-places="0" number:min-decimal-places="0" number:min-integer-digits="1"/>
      <number:text> </number:text>
    </number:number-style>
    <number:number-style style:name="N144P2" style:volatile="true">
      <number:text>-</number:text>
      <number:number number:decimal-places="0" number:min-decimal-places="0" number:min-integer-digits="2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一般_20_2" style:display-name="一般 2" style:family="table-cell" style:parent-style-name="Default" style:data-style-name="N0">
      <style:table-cell-properties fo:background-color="transparent" style:vertical-align="middle"/>
    </style:style>
    <style:style style:name="一般_20_3" style:display-name="一般 3" style:family="table-cell" style:parent-style-name="Default" style:data-style-name="N0">
      <style:text-properties style:font-name="標楷體" fo:font-family="標楷體" style:font-family-generic="script" fo:font-size="7pt" style:font-name-asian="標楷體1" style:font-family-asian="標楷體" style:font-size-asian="7pt" style:font-name-complex="標楷體1" style:font-family-complex="標楷體" style:font-size-complex="7pt"/>
    </style:style>
    <style:style style:name="一般_20_6" style:display-name="一般 6" style:family="table-cell" style:parent-style-name="Default" style:data-style-name="N0">
      <style:text-properties style:font-name="標楷體" fo:font-family="標楷體" style:font-family-generic="script" fo:font-size="7pt" style:font-name-asian="標楷體1" style:font-family-asian="標楷體" style:font-size-asian="7pt" style:font-name-complex="標楷體1" style:font-family-complex="標楷體" style:font-size-complex="7pt"/>
    </style:style>
    <style:style style:name="千分位" style:family="table-cell" style:parent-style-name="Default" style:data-style-name="N141"/>
    <style:style style:name="千分位_20_2" style:display-name="千分位 2" style:family="table-cell" style:parent-style-name="Default" style:data-style-name="N141"/>
    <style:style style:name="千分位_20_4" style:display-name="千分位 4" style:family="table-cell" style:parent-style-name="Default" style:data-style-name="N141"/>
    <style:style style:name="千分位_20_6" style:display-name="千分位 6" style:family="table-cell" style:parent-style-name="Default" style:data-style-name="N141"/>
    <style:style style:name="樣式_20_1" style:display-name="樣式 1" style:family="table-cell" style:parent-style-name="Default" style:data-style-name="N0">
      <style:table-cell-properties fo:background-color="transparent" style:vertical-align="automatic"/>
      <style:text-properties style:font-name="Helv" fo:font-family="Helv" style:font-family-generic="swiss" fo:font-size="10pt" style:font-name-asian="Helv1" style:font-family-asian="Helv" style:font-size-asian="10pt" style:font-name-complex="Helv1" style:font-family-complex="Helv" style:font-size-complex="10pt"/>
    </style: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portrait" fo:margin-top="0.499cm" fo:margin-bottom="0.499cm" fo:margin-left="0.3cm" fo:margin-right="0.3cm" style:print-page-order="ttb" style:first-page-number="continue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1">0000/00/00</text:date>, <text:time style:data-style-name="N2" text:time-value="12:42:21.675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>
        <text:p>第 <text:page-number>1</text:page-number><text:s/>頁，共 <text:page-count>99</text:page-count><text:s/>頁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MODA_ODF_Application_Tools/3.8.2.1$Windows_X86_64 LibreOffice_project/f5c26b4b56ec181260ce3dbfc96a37e316bb7ca8</meta:generator>
    <meta:initial-creator>行政院主計處第一局</meta:initial-creator>
    <meta:creation-date>2001-01-31T06:15:04Z</meta:creation-date>
    <dc:date>2024-12-31T12:43:40.872000000</dc:date>
    <meta:print-date>2020-02-20T03:22:44Z</meta:print-date>
    <meta:editing-duration>PT6M51S</meta:editing-duration>
    <meta:editing-cycles>5</meta:editing-cycles>
    <meta:document-statistic meta:table-count="1" meta:cell-count="1379" meta:object-count="0"/>
    <meta:user-defined meta:name="_AuthorEmail">yclee@dgbas.gov.tw</meta:user-defined>
    <meta:user-defined meta:name="_AuthorEmailDisplayName">yclee</meta:user-defined>
    <meta:user-defined meta:name="_EmailSubject">94考核表.xls</meta:user-defined>
    <meta:user-defined meta:name="_ReviewingToolsShownOnce"/>
  </office:meta>
</office:document-meta>
</file>